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" officeooo:paragraph-rsid="0f040072"/>
    </style:style>
    <style:style style:name="P3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4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DejaVu Sans" officeooo:paragraph-rsid="124a81d0"/>
    </style:style>
    <style:style style:name="P14" style:family="paragraph" style:parent-style-name="Standard">
      <style:text-properties style:font-name="DejaVu Sans" officeooo:rsid="06d76c3a" officeooo:paragraph-rsid="0c9fa098"/>
    </style:style>
    <style:style style:name="P15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style:text-properties officeooo:paragraph-rsid="128a9cbb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abb07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30cca4a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30aebe0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5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5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60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30cb61b"/>
    </style:style>
    <style:style style:name="P6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6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65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70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P71" style:family="paragraph" style:parent-style-name="Standard">
      <style:text-properties style:font-name="DejaVu Sans" fo:font-weight="normal" officeooo:rsid="0f040072" officeooo:paragraph-rsid="124a81d0" style:font-weight-asian="normal" style:font-weight-complex="normal"/>
    </style:style>
    <style:style style:name="P72" style:family="paragraph" style:parent-style-name="Standard">
      <style:text-properties style:font-name="DejaVu Sans" fo:font-weight="normal" officeooo:rsid="0f040072" officeooo:paragraph-rsid="0c9fa098" style:font-weight-asian="normal" style:font-weight-complex="normal"/>
    </style:style>
    <style:style style:name="P73" style:family="paragraph" style:parent-style-name="Standard">
      <style:text-properties style:font-name="DejaVu Sans" fo:font-weight="normal" officeooo:rsid="0f040072" officeooo:paragraph-rsid="0f0ac456" style:font-weight-asian="normal" style:font-weight-complex="normal"/>
    </style:style>
    <style:style style:name="P74" style:family="paragraph" style:parent-style-name="Standard">
      <style:text-properties style:font-name="DejaVu Sans" fo:font-weight="normal" officeooo:rsid="099c19a4" officeooo:paragraph-rsid="112f21b6" style:font-weight-asian="normal" style:font-weight-complex="normal"/>
    </style:style>
    <style:style style:name="P75" style:family="paragraph" style:parent-style-name="Standard">
      <style:text-properties style:font-name="DejaVu Sans" style:text-underline-style="none" fo:font-weight="normal" officeooo:rsid="0ba82d9a" officeooo:paragraph-rsid="0ba816f6" style:font-weight-asian="normal" style:font-weight-complex="normal"/>
    </style:style>
    <style:style style:name="P76" style:family="paragraph" style:parent-style-name="Standard">
      <style:text-properties style:font-name="DejaVu Sans" style:text-underline-style="none" fo:font-weight="normal" officeooo:rsid="0c0ce766" officeooo:paragraph-rsid="0c0911c0" style:font-weight-asian="normal" style:font-weight-complex="normal"/>
    </style:style>
    <style:style style:name="P77" style:family="paragraph" style:parent-style-name="Standard">
      <style:text-properties style:font-name="DejaVu Sans" style:text-underline-style="none" fo:font-weight="normal" officeooo:rsid="12c99d5f" officeooo:paragraph-rsid="12d28882" style:font-weight-asian="normal" style:font-weight-complex="normal"/>
    </style:style>
    <style:style style:name="P78" style:family="paragraph" style:parent-style-name="Standard">
      <style:text-properties style:font-name="DejaVu Sans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DejaVu Sans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DejaVu Sans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DejaVu Sans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83" style:family="paragraph" style:parent-style-name="Standard">
      <style:text-properties style:font-name="DejaVu Sans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84" style:family="paragraph" style:parent-style-name="Standard">
      <style:text-properties style:font-name="DejaVu Sans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85" style:family="paragraph" style:parent-style-name="Standard">
      <style:text-properties style:font-name="DejaVu Sans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DejaVu Sans" fo:font-size="8pt" fo:font-weight="bold" officeooo:rsid="0d9218e7" officeooo:paragraph-rsid="130778d8" style:font-size-asian="8pt" style:font-weight-asian="bold" style:font-size-complex="8pt" style:font-weight-complex="bold"/>
    </style:style>
    <style:style style:name="P88" style:family="paragraph" style:parent-style-name="Standard">
      <style:paragraph-properties fo:text-align="center" style:justify-single-word="false"/>
      <style:text-properties officeooo:paragraph-rsid="1307b35f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normal" officeooo:rsid="0fc70dff" officeooo:paragraph-rsid="0f17f7e7" style:font-weight-asian="normal" style:font-weight-complex="normal"/>
    </style:style>
    <style:style style:name="P9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e7dee6" officeooo:paragraph-rsid="0ce21211" style:font-weight-asian="normal" style:font-weight-complex="normal"/>
    </style:style>
    <style:style style:name="P9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10ab4ae2" officeooo:paragraph-rsid="10ab4ae2" style:font-weight-asian="normal" style:font-weight-complex="normal"/>
    </style:style>
    <style:style style:name="P9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9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9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d7aee57" officeooo:paragraph-rsid="0eb2f44a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11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1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1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1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1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1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117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8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119" style:family="paragraph" style:parent-style-name="Table_20_Contents">
      <style:paragraph-properties fo:text-align="center" style:justify-single-word="false"/>
      <style:text-properties style:font-name="DejaVu Sans" officeooo:rsid="0c24bbcc" officeooo:paragraph-rsid="117238be"/>
    </style:style>
    <style:style style:name="P120" style:family="paragraph" style:parent-style-name="Table_20_Contents">
      <style:paragraph-properties fo:text-align="center" style:justify-single-word="false"/>
      <style:text-properties style:font-name="DejaVu Sans" officeooo:rsid="128f9c86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f20b0d" style:font-weight-asian="normal" style:font-weight-complex="normal"/>
    </style:style>
    <style:style style:name="T139" style:family="text">
      <style:text-properties fo:font-weight="normal" officeooo:rsid="0ff479ea" style:font-weight-asian="normal" style:font-weight-complex="normal"/>
    </style:style>
    <style:style style:name="T140" style:family="text">
      <style:text-properties fo:font-weight="normal" officeooo:rsid="0ff65d74" style:font-weight-asian="normal" style:font-weight-complex="normal"/>
    </style:style>
    <style:style style:name="T141" style:family="text">
      <style:text-properties fo:font-weight="normal" officeooo:rsid="0ff971bd" style:font-weight-asian="normal" style:font-weight-complex="normal"/>
    </style:style>
    <style:style style:name="T142" style:family="text">
      <style:text-properties fo:font-weight="normal" officeooo:rsid="0ffa0876" style:font-weight-asian="normal" style:font-weight-complex="normal"/>
    </style:style>
    <style:style style:name="T143" style:family="text">
      <style:text-properties fo:font-weight="normal" officeooo:rsid="0ffac496" style:font-weight-asian="normal" style:font-weight-complex="normal"/>
    </style:style>
    <style:style style:name="T144" style:family="text">
      <style:text-properties fo:font-weight="normal" officeooo:rsid="070693ee" style:font-weight-asian="normal" style:font-weight-complex="normal"/>
    </style:style>
    <style:style style:name="T145" style:family="text">
      <style:text-properties fo:font-weight="normal" officeooo:rsid="1087afe8" style:font-weight-asian="normal" style:font-weight-complex="normal"/>
    </style:style>
    <style:style style:name="T146" style:family="text">
      <style:text-properties fo:font-weight="normal" officeooo:rsid="10908352" style:font-weight-asian="normal" style:font-weight-complex="normal"/>
    </style:style>
    <style:style style:name="T147" style:family="text">
      <style:text-properties fo:font-weight="normal" officeooo:rsid="1127180b" style:font-weight-asian="normal" style:font-weight-complex="normal"/>
    </style:style>
    <style:style style:name="T148" style:family="text">
      <style:text-properties fo:font-weight="normal" officeooo:rsid="1127ddf8" style:font-weight-asian="normal" style:font-weight-complex="normal"/>
    </style:style>
    <style:style style:name="T149" style:family="text">
      <style:text-properties fo:font-weight="normal" officeooo:rsid="1129fac5" style:font-weight-asian="normal" style:font-weight-complex="normal"/>
    </style:style>
    <style:style style:name="T150" style:family="text">
      <style:text-properties fo:font-weight="normal" officeooo:rsid="02f842e5" style:font-weight-asian="normal" style:font-weight-complex="normal"/>
    </style:style>
    <style:style style:name="T151" style:family="text">
      <style:text-properties fo:font-weight="normal" officeooo:rsid="0237dc93" style:font-weight-asian="normal" style:font-weight-complex="normal"/>
    </style:style>
    <style:style style:name="T152" style:family="text">
      <style:text-properties fo:font-weight="normal" officeooo:rsid="0acae6d2" style:font-weight-asian="normal" style:font-weight-complex="normal"/>
    </style:style>
    <style:style style:name="T153" style:family="text">
      <style:text-properties fo:font-weight="normal" officeooo:rsid="0d756b32" style:font-weight-asian="normal" style:font-weight-complex="normal"/>
    </style:style>
    <style:style style:name="T154" style:family="text">
      <style:text-properties fo:font-weight="normal" officeooo:rsid="02f68621" style:font-weight-asian="normal" style:font-weight-complex="normal"/>
    </style:style>
    <style:style style:name="T155" style:family="text">
      <style:text-properties fo:font-weight="normal" officeooo:rsid="025497f3" style:font-weight-asian="normal" style:font-weight-complex="normal"/>
    </style:style>
    <style:style style:name="T156" style:family="text">
      <style:text-properties fo:font-weight="normal" officeooo:rsid="0acc4aec" style:font-weight-asian="normal" style:font-weight-complex="normal"/>
    </style:style>
    <style:style style:name="T157" style:family="text">
      <style:text-properties fo:font-weight="normal" officeooo:rsid="0e61f6ba" style:font-weight-asian="normal" style:font-weight-complex="normal"/>
    </style:style>
    <style:style style:name="T158" style:family="text">
      <style:text-properties fo:font-weight="normal" officeooo:rsid="0ace9381" style:font-weight-asian="normal" style:font-weight-complex="normal"/>
    </style:style>
    <style:style style:name="T159" style:family="text">
      <style:text-properties fo:font-weight="normal" officeooo:rsid="0acdd45c" style:font-weight-asian="normal" style:font-weight-complex="normal"/>
    </style:style>
    <style:style style:name="T160" style:family="text">
      <style:text-properties fo:font-weight="normal" officeooo:rsid="0acff9dd" style:font-weight-asian="normal" style:font-weight-complex="normal"/>
    </style:style>
    <style:style style:name="T161" style:family="text">
      <style:text-properties fo:font-weight="normal" officeooo:rsid="1160d1ea" style:font-weight-asian="normal" style:font-weight-complex="normal"/>
    </style:style>
    <style:style style:name="T162" style:family="text">
      <style:text-properties fo:font-weight="normal" officeooo:rsid="11676f64" style:font-weight-asian="normal" style:font-weight-complex="normal"/>
    </style:style>
    <style:style style:name="T163" style:family="text">
      <style:text-properties fo:font-weight="normal" officeooo:rsid="1168910a" style:font-weight-asian="normal" style:font-weight-complex="normal"/>
    </style:style>
    <style:style style:name="T164" style:family="text">
      <style:text-properties fo:font-weight="normal" officeooo:rsid="0ecc27a1" style:font-weight-asian="normal" style:font-weight-complex="normal"/>
    </style:style>
    <style:style style:name="T165" style:family="text">
      <style:text-properties fo:font-weight="normal" officeooo:rsid="10714aef" style:font-weight-asian="normal" style:font-weight-complex="normal"/>
    </style:style>
    <style:style style:name="T166" style:family="text">
      <style:text-properties fo:font-weight="normal" officeooo:rsid="10ed466a" style:font-weight-asian="normal" style:font-weight-complex="normal"/>
    </style:style>
    <style:style style:name="T167" style:family="text">
      <style:text-properties fo:font-weight="normal" officeooo:rsid="10ee2afd" style:font-weight-asian="normal" style:font-weight-complex="normal"/>
    </style:style>
    <style:style style:name="T168" style:family="text">
      <style:text-properties fo:font-weight="normal" officeooo:rsid="0ed2c892" style:font-weight-asian="normal" style:font-weight-complex="normal"/>
    </style:style>
    <style:style style:name="T169" style:family="text">
      <style:text-properties fo:font-weight="normal" officeooo:rsid="0ed7542d" style:font-weight-asian="normal" style:font-weight-complex="normal"/>
    </style:style>
    <style:style style:name="T170" style:family="text">
      <style:text-properties fo:font-weight="normal" officeooo:rsid="0ed7c409" style:font-weight-asian="normal" style:font-weight-complex="normal"/>
    </style:style>
    <style:style style:name="T171" style:family="text">
      <style:text-properties fo:font-weight="normal" officeooo:rsid="0eddd76e" style:font-weight-asian="normal" style:font-weight-complex="normal"/>
    </style:style>
    <style:style style:name="T172" style:family="text">
      <style:text-properties fo:font-weight="normal" officeooo:rsid="1179c035" style:font-weight-asian="normal" style:font-weight-complex="normal"/>
    </style:style>
    <style:style style:name="T173" style:family="text">
      <style:text-properties fo:font-weight="normal" officeooo:rsid="117bd33a" style:font-weight-asian="normal" style:font-weight-complex="normal"/>
    </style:style>
    <style:style style:name="T174" style:family="text">
      <style:text-properties fo:font-weight="normal" officeooo:rsid="117dc8bf" style:font-weight-asian="normal" style:font-weight-complex="normal"/>
    </style:style>
    <style:style style:name="T175" style:family="text">
      <style:text-properties fo:font-weight="normal" officeooo:rsid="117ff855" style:font-weight-asian="normal" style:font-weight-complex="normal"/>
    </style:style>
    <style:style style:name="T176" style:family="text">
      <style:text-properties fo:font-weight="normal" officeooo:rsid="118183bf" style:font-weight-asian="normal" style:font-weight-complex="normal"/>
    </style:style>
    <style:style style:name="T177" style:family="text">
      <style:text-properties fo:font-weight="normal" officeooo:rsid="118af9c5" style:font-weight-asian="normal" style:font-weight-complex="normal"/>
    </style:style>
    <style:style style:name="T178" style:family="text">
      <style:text-properties fo:font-weight="normal" officeooo:rsid="11996d37" style:font-weight-asian="normal" style:font-weight-complex="normal"/>
    </style:style>
    <style:style style:name="T179" style:family="text">
      <style:text-properties fo:font-weight="normal" officeooo:rsid="11a2ba0a" style:font-weight-asian="normal" style:font-weight-complex="normal"/>
    </style:style>
    <style:style style:name="T180" style:family="text">
      <style:text-properties fo:font-weight="normal" officeooo:rsid="11a2dae4" style:font-weight-asian="normal" style:font-weight-complex="normal"/>
    </style:style>
    <style:style style:name="T181" style:family="text">
      <style:text-properties fo:font-weight="normal" officeooo:rsid="11a8a5fd" style:font-weight-asian="normal" style:font-weight-complex="normal"/>
    </style:style>
    <style:style style:name="T182" style:family="text">
      <style:text-properties fo:font-weight="normal" officeooo:rsid="12094399" style:font-weight-asian="normal" style:font-weight-complex="normal"/>
    </style:style>
    <style:style style:name="T183" style:family="text">
      <style:text-properties fo:font-weight="normal" officeooo:rsid="120b6607" style:font-weight-asian="normal" style:font-weight-complex="normal"/>
    </style:style>
    <style:style style:name="T184" style:family="text">
      <style:text-properties fo:font-weight="normal" officeooo:rsid="122b251d" style:font-weight-asian="normal" style:font-weight-complex="normal"/>
    </style:style>
    <style:style style:name="T185" style:family="text">
      <style:text-properties fo:font-weight="normal" officeooo:rsid="0f040072" style:font-weight-asian="normal" style:font-weight-complex="normal"/>
    </style:style>
    <style:style style:name="T186" style:family="text">
      <style:text-properties fo:font-weight="normal" officeooo:rsid="1218d192" style:font-weight-asian="normal" style:font-weight-complex="normal"/>
    </style:style>
    <style:style style:name="T187" style:family="text">
      <style:text-properties fo:font-weight="normal" officeooo:rsid="0f198ee9" style:font-weight-asian="normal" style:font-weight-complex="normal"/>
    </style:style>
    <style:style style:name="T188" style:family="text">
      <style:text-properties fo:font-weight="normal" officeooo:rsid="1223b22c" style:font-weight-asian="normal" style:font-weight-complex="normal"/>
    </style:style>
    <style:style style:name="T189" style:family="text">
      <style:text-properties fo:font-weight="normal" officeooo:rsid="121a948c" style:font-weight-asian="normal" style:font-weight-complex="normal"/>
    </style:style>
    <style:style style:name="T190" style:family="text">
      <style:text-properties fo:font-weight="normal" officeooo:rsid="10c87cd2" style:font-weight-asian="normal" style:font-weight-complex="normal"/>
    </style:style>
    <style:style style:name="T191" style:family="text">
      <style:text-properties fo:font-weight="normal" officeooo:rsid="121c77c3" style:font-weight-asian="normal" style:font-weight-complex="normal"/>
    </style:style>
    <style:style style:name="T192" style:family="text">
      <style:text-properties fo:font-weight="normal" officeooo:rsid="103b41df" style:font-weight-asian="normal" style:font-weight-complex="normal"/>
    </style:style>
    <style:style style:name="T193" style:family="text">
      <style:text-properties fo:font-weight="normal" officeooo:rsid="121c97ff" style:font-weight-asian="normal" style:font-weight-complex="normal"/>
    </style:style>
    <style:style style:name="T194" style:family="text">
      <style:text-properties fo:font-weight="normal" officeooo:rsid="10492986" style:font-weight-asian="normal" style:font-weight-complex="normal"/>
    </style:style>
    <style:style style:name="T195" style:family="text">
      <style:text-properties fo:font-weight="normal" officeooo:rsid="11d74a93" style:font-weight-asian="normal" style:font-weight-complex="normal"/>
    </style:style>
    <style:style style:name="T196" style:family="text">
      <style:text-properties fo:font-weight="normal" officeooo:rsid="11d842ef" style:font-weight-asian="normal" style:font-weight-complex="normal"/>
    </style:style>
    <style:style style:name="T197" style:family="text">
      <style:text-properties fo:font-weight="normal" officeooo:rsid="10493ae8" style:font-weight-asian="normal" style:font-weight-complex="normal"/>
    </style:style>
    <style:style style:name="T198" style:family="text">
      <style:text-properties fo:font-weight="normal" officeooo:rsid="0f05660c" style:font-weight-asian="normal" style:font-weight-complex="normal"/>
    </style:style>
    <style:style style:name="T199" style:family="text">
      <style:text-properties fo:font-weight="normal" officeooo:rsid="1215c3de" style:font-weight-asian="normal" style:font-weight-complex="normal"/>
    </style:style>
    <style:style style:name="T200" style:family="text">
      <style:text-properties fo:font-weight="normal" officeooo:rsid="10c42ae6" style:font-weight-asian="normal" style:font-weight-complex="normal"/>
    </style:style>
    <style:style style:name="T201" style:family="text">
      <style:text-properties fo:font-weight="normal" officeooo:rsid="10c4c15f" style:font-weight-asian="normal" style:font-weight-complex="normal"/>
    </style:style>
    <style:style style:name="T202" style:family="text">
      <style:text-properties fo:font-weight="normal" officeooo:rsid="10c53ef3" style:font-weight-asian="normal" style:font-weight-complex="normal"/>
    </style:style>
    <style:style style:name="T203" style:family="text">
      <style:text-properties fo:font-weight="normal" officeooo:rsid="0fa3ab90" style:font-weight-asian="normal" style:font-weight-complex="normal"/>
    </style:style>
    <style:style style:name="T204" style:family="text">
      <style:text-properties fo:font-weight="normal" officeooo:rsid="0facd356" style:font-weight-asian="normal" style:font-weight-complex="normal"/>
    </style:style>
    <style:style style:name="T205" style:family="text">
      <style:text-properties fo:font-weight="normal" officeooo:rsid="0fd302ab" style:font-weight-asian="normal" style:font-weight-complex="normal"/>
    </style:style>
    <style:style style:name="T206" style:family="text">
      <style:text-properties fo:font-weight="normal" officeooo:rsid="0fadd254" style:font-weight-asian="normal" style:font-weight-complex="normal"/>
    </style:style>
    <style:style style:name="T207" style:family="text">
      <style:text-properties fo:font-weight="normal" officeooo:rsid="11f7904d" style:font-weight-asian="normal" style:font-weight-complex="normal"/>
    </style:style>
    <style:style style:name="T208" style:family="text">
      <style:text-properties fo:font-weight="normal" officeooo:rsid="11f9d154" style:font-weight-asian="normal" style:font-weight-complex="normal"/>
    </style:style>
    <style:style style:name="T209" style:family="text">
      <style:text-properties fo:font-weight="normal" officeooo:rsid="11fb66f3" style:font-weight-asian="normal" style:font-weight-complex="normal"/>
    </style:style>
    <style:style style:name="T210" style:family="text">
      <style:text-properties fo:font-weight="normal" officeooo:rsid="0fe135a2" style:font-weight-asian="normal" style:font-weight-complex="normal"/>
    </style:style>
    <style:style style:name="T211" style:family="text">
      <style:text-properties fo:font-weight="normal" officeooo:rsid="0fb64b06" style:font-weight-asian="normal" style:font-weight-complex="normal"/>
    </style:style>
    <style:style style:name="T212" style:family="text">
      <style:text-properties fo:font-weight="normal" officeooo:rsid="10ca1b20" style:font-weight-asian="normal" style:font-weight-complex="normal"/>
    </style:style>
    <style:style style:name="T213" style:family="text">
      <style:text-properties fo:font-weight="normal" officeooo:rsid="1235d79b" style:font-weight-asian="normal" style:font-weight-complex="normal"/>
    </style:style>
    <style:style style:name="T214" style:family="text">
      <style:text-properties fo:font-weight="normal" officeooo:rsid="10b1d9c0" style:font-weight-asian="normal" style:font-weight-complex="normal"/>
    </style:style>
    <style:style style:name="T215" style:family="text">
      <style:text-properties fo:font-weight="normal" officeooo:rsid="121f5067" style:font-weight-asian="normal" style:font-weight-complex="normal"/>
    </style:style>
    <style:style style:name="T216" style:family="text">
      <style:text-properties fo:font-weight="normal" officeooo:rsid="1055167b" style:font-weight-asian="normal" style:font-weight-complex="normal"/>
    </style:style>
    <style:style style:name="T217" style:family="text">
      <style:text-properties fo:font-weight="normal" officeooo:rsid="12221b84" style:font-weight-asian="normal" style:font-weight-complex="normal"/>
    </style:style>
    <style:style style:name="T218" style:family="text">
      <style:text-properties fo:font-weight="normal" officeooo:rsid="11010a48" style:font-weight-asian="normal" style:font-weight-complex="normal"/>
    </style:style>
    <style:style style:name="T219" style:family="text">
      <style:text-properties fo:font-weight="normal" officeooo:rsid="10cb4b01" style:font-weight-asian="normal" style:font-weight-complex="normal"/>
    </style:style>
    <style:style style:name="T220" style:family="text">
      <style:text-properties fo:font-weight="normal" officeooo:rsid="10d0d04c" style:font-weight-asian="normal" style:font-weight-complex="normal"/>
    </style:style>
    <style:style style:name="T221" style:family="text">
      <style:text-properties fo:font-weight="normal" officeooo:rsid="0b6a5b4c" style:font-weight-asian="normal" style:font-weight-complex="normal"/>
    </style:style>
    <style:style style:name="T222" style:family="text">
      <style:text-properties fo:font-weight="normal" officeooo:rsid="0f47d742" style:font-weight-asian="normal" style:font-weight-complex="normal"/>
    </style:style>
    <style:style style:name="T223" style:family="text">
      <style:text-properties fo:font-weight="normal" officeooo:rsid="0b7c9f43" style:font-weight-asian="normal" style:font-weight-complex="normal"/>
    </style:style>
    <style:style style:name="T224" style:family="text">
      <style:text-properties fo:font-weight="normal" officeooo:rsid="0ab0d59d" style:font-weight-asian="normal" style:font-weight-complex="normal"/>
    </style:style>
    <style:style style:name="T225" style:family="text">
      <style:text-properties fo:font-weight="normal" officeooo:rsid="0f8db59d" style:font-weight-asian="normal" style:font-weight-complex="normal"/>
    </style:style>
    <style:style style:name="T226" style:family="text">
      <style:text-properties fo:font-weight="normal" officeooo:rsid="0fef04b4" style:font-weight-asian="normal" style:font-weight-complex="normal"/>
    </style:style>
    <style:style style:name="T227" style:family="text">
      <style:text-properties fo:font-weight="normal" officeooo:rsid="085bc3a8" style:font-weight-asian="normal" style:font-weight-complex="normal"/>
    </style:style>
    <style:style style:name="T228" style:family="text">
      <style:text-properties fo:font-weight="normal" officeooo:rsid="0782aa9e" style:font-weight-asian="normal" style:font-weight-complex="normal"/>
    </style:style>
    <style:style style:name="T229" style:family="text">
      <style:text-properties fo:font-weight="normal" officeooo:rsid="08238c6e" style:font-weight-asian="normal" style:font-weight-complex="normal"/>
    </style:style>
    <style:style style:name="T230" style:family="text">
      <style:text-properties fo:font-weight="normal" officeooo:rsid="085da823" style:font-weight-asian="normal" style:font-weight-complex="normal"/>
    </style:style>
    <style:style style:name="T231" style:family="text">
      <style:text-properties fo:font-weight="normal" officeooo:rsid="10a680ef" style:font-weight-asian="normal" style:font-weight-complex="normal"/>
    </style:style>
    <style:style style:name="T232" style:family="text">
      <style:text-properties fo:font-weight="normal" officeooo:rsid="0ce7dee6" style:font-weight-asian="normal" style:font-weight-complex="normal"/>
    </style:style>
    <style:style style:name="T233" style:family="text">
      <style:text-properties fo:font-weight="normal" officeooo:rsid="11b33239" style:font-weight-asian="normal" style:font-weight-complex="normal"/>
    </style:style>
    <style:style style:name="T234" style:family="text">
      <style:text-properties fo:font-weight="normal" officeooo:rsid="10a174e4" style:font-weight-asian="normal" style:font-weight-complex="normal"/>
    </style:style>
    <style:style style:name="T235" style:family="text">
      <style:text-properties fo:font-weight="normal" officeooo:rsid="10ae7790" style:font-weight-asian="normal" style:font-weight-complex="normal"/>
    </style:style>
    <style:style style:name="T236" style:family="text">
      <style:text-properties fo:font-weight="normal" officeooo:rsid="10ab4ae2" style:font-weight-asian="normal" style:font-weight-complex="normal"/>
    </style:style>
    <style:style style:name="T237" style:family="text">
      <style:text-properties fo:font-weight="normal" officeooo:rsid="12968dc0" style:font-weight-asian="normal" style:font-weight-complex="normal"/>
    </style:style>
    <style:style style:name="T238" style:family="text">
      <style:text-properties fo:font-weight="normal" officeooo:rsid="12c1b8a2" style:font-weight-asian="normal" style:font-weight-complex="normal"/>
    </style:style>
    <style:style style:name="T239" style:family="text">
      <style:text-properties fo:font-weight="normal" officeooo:rsid="12c38d37" style:font-weight-asian="normal" style:font-weight-complex="normal"/>
    </style:style>
    <style:style style:name="T240" style:family="text">
      <style:text-properties fo:font-weight="normal" officeooo:rsid="12c6b24a" style:font-weight-asian="normal" style:font-weight-complex="normal"/>
    </style:style>
    <style:style style:name="T241" style:family="text">
      <style:text-properties fo:font-weight="normal" officeooo:rsid="12c80187" style:font-weight-asian="normal" style:font-weight-complex="normal"/>
    </style:style>
    <style:style style:name="T242" style:family="text">
      <style:text-properties fo:font-weight="normal" officeooo:rsid="12c9db88" style:font-weight-asian="normal" style:font-weight-complex="normal"/>
    </style:style>
    <style:style style:name="T243" style:family="text">
      <style:text-properties fo:font-weight="normal" officeooo:rsid="12cac4e6" style:font-weight-asian="normal" style:font-weight-complex="normal"/>
    </style:style>
    <style:style style:name="T244" style:family="text">
      <style:text-properties fo:font-weight="normal" officeooo:rsid="12f7d7fe" style:font-weight-asian="normal" style:font-weight-complex="normal"/>
    </style:style>
    <style:style style:name="T245" style:family="text">
      <style:text-properties fo:font-weight="normal" officeooo:rsid="12fffffa" style:font-weight-asian="normal" style:font-weight-complex="normal"/>
    </style:style>
    <style:style style:name="T246" style:family="text">
      <style:text-properties fo:font-weight="normal" officeooo:rsid="1300d068" style:font-weight-asian="normal" style:font-weight-complex="normal"/>
    </style:style>
    <style:style style:name="T247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officeooo:rsid="0b5a5c7f" style:font-style-asian="italic" style:font-style-complex="italic"/>
    </style:style>
    <style:style style:name="T250" style:family="text">
      <style:text-properties fo:font-style="italic" officeooo:rsid="0278b763" style:font-style-asian="italic" style:font-style-complex="italic"/>
    </style:style>
    <style:style style:name="T251" style:family="text">
      <style:text-properties fo:font-style="italic" officeooo:rsid="028b168c" style:font-style-asian="italic" style:font-style-complex="italic"/>
    </style:style>
    <style:style style:name="T252" style:family="text">
      <style:text-properties fo:font-style="italic" officeooo:rsid="0291b3ef" style:font-style-asian="italic" style:font-style-complex="italic"/>
    </style:style>
    <style:style style:name="T253" style:family="text">
      <style:text-properties fo:font-style="italic" officeooo:rsid="0dd83591" style:font-style-asian="italic" style:font-style-complex="italic"/>
    </style:style>
    <style:style style:name="T254" style:family="text">
      <style:text-properties fo:font-style="italic" officeooo:rsid="02f842e5" style:font-style-asian="italic" style:font-style-complex="italic"/>
    </style:style>
    <style:style style:name="T255" style:family="text">
      <style:text-properties fo:font-style="italic" officeooo:rsid="0c51d3fd" style:font-style-asian="italic" style:font-style-complex="italic"/>
    </style:style>
    <style:style style:name="T25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57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58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59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0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1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2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3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4" style:family="text">
      <style:text-properties fo:font-style="normal" style:font-style-asian="normal" style:font-style-complex="normal"/>
    </style:style>
    <style:style style:name="T265" style:family="text">
      <style:text-properties fo:font-style="normal" officeooo:rsid="027a31ad" style:font-style-asian="normal" style:font-style-complex="normal"/>
    </style:style>
    <style:style style:name="T266" style:family="text">
      <style:text-properties fo:font-style="normal" officeooo:rsid="027b4658" style:font-style-asian="normal" style:font-style-complex="normal"/>
    </style:style>
    <style:style style:name="T267" style:family="text">
      <style:text-properties fo:font-style="normal" officeooo:rsid="0291b3ef" style:font-style-asian="normal" style:font-style-complex="normal"/>
    </style:style>
    <style:style style:name="T268" style:family="text">
      <style:text-properties fo:font-style="normal" officeooo:rsid="06a0b570" style:font-style-asian="normal" style:font-style-complex="normal"/>
    </style:style>
    <style:style style:name="T269" style:family="text">
      <style:text-properties fo:font-style="normal" officeooo:rsid="06a0cdc4" style:font-style-asian="normal" style:font-style-complex="normal"/>
    </style:style>
    <style:style style:name="T270" style:family="text">
      <style:text-properties fo:font-style="normal" officeooo:rsid="06a10196" style:font-style-asian="normal" style:font-style-complex="normal"/>
    </style:style>
    <style:style style:name="T271" style:family="text">
      <style:text-properties fo:font-style="normal" officeooo:rsid="0dd83591" style:font-style-asian="normal" style:font-style-complex="normal"/>
    </style:style>
    <style:style style:name="T272" style:family="text">
      <style:text-properties fo:font-style="normal" officeooo:rsid="0760cff9" style:font-style-asian="normal" style:font-style-complex="normal"/>
    </style:style>
    <style:style style:name="T273" style:family="text">
      <style:text-properties fo:font-style="normal" officeooo:rsid="1160d1ea" style:font-style-asian="normal" style:font-style-complex="normal"/>
    </style:style>
    <style:style style:name="T274" style:family="text">
      <style:text-properties fo:font-style="normal" officeooo:rsid="11614087" style:font-style-asian="normal" style:font-style-complex="normal"/>
    </style:style>
    <style:style style:name="T275" style:family="text">
      <style:text-properties fo:font-style="normal" officeooo:rsid="0c85667e" style:font-style-asian="normal" style:font-style-complex="normal"/>
    </style:style>
    <style:style style:name="T276" style:family="text">
      <style:text-properties fo:font-style="normal" officeooo:rsid="12ab7841" style:font-style-asian="normal" style:font-style-complex="normal"/>
    </style:style>
    <style:style style:name="T2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3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12ea892d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officeooo:rsid="1040ef0c" style:font-style-asian="normal" style:font-style-complex="normal"/>
    </style:style>
    <style:style style:name="T379" style:family="text">
      <style:text-properties fo:font-style="normal" style:text-underline-style="none" officeooo:rsid="1307b35f" style:font-style-asian="normal" style:font-style-complex="normal"/>
    </style:style>
    <style:style style:name="T380" style:family="text">
      <style:text-properties fo:font-size="9pt" fo:font-weight="normal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9" style:family="text">
      <style:text-properties fo:font-size="9pt" style:font-size-asian="9pt" style:font-size-complex="9pt"/>
    </style:style>
    <style:style style:name="T430" style:family="text">
      <style:text-properties fo:font-size="9pt" officeooo:rsid="0954d4dc" style:font-size-asian="9pt" style:font-size-complex="9pt"/>
    </style:style>
    <style:style style:name="T43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52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3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0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1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598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599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0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6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7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style:font-size-asian="9pt" style:font-style-asian="italic" style:font-size-complex="9pt" style:font-style-complex="italic"/>
    </style:style>
    <style:style style:name="T610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1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2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3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4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5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16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17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18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19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0" style:family="text">
      <style:text-properties officeooo:rsid="070693ee"/>
    </style:style>
    <style:style style:name="T6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2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3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24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5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6" style:family="text">
      <style:text-properties style:text-underline-style="none" fo:font-weight="normal" style:font-weight-asian="normal" style:font-weight-complex="normal"/>
    </style:style>
    <style:style style:name="T637" style:family="text">
      <style:text-properties style:text-underline-style="none" fo:font-weight="normal" officeooo:rsid="0b9e39c7" style:font-weight-asian="normal" style:font-weight-complex="normal"/>
    </style:style>
    <style:style style:name="T638" style:family="text">
      <style:text-properties style:text-underline-style="none" fo:font-weight="normal" officeooo:rsid="0ba0030d" style:font-weight-asian="normal" style:font-weight-complex="normal"/>
    </style:style>
    <style:style style:name="T639" style:family="text">
      <style:text-properties style:text-underline-style="none" fo:font-weight="normal" officeooo:rsid="0ba3f5ac" style:font-weight-asian="normal" style:font-weight-complex="normal"/>
    </style:style>
    <style:style style:name="T640" style:family="text">
      <style:text-properties style:text-underline-style="none" fo:font-weight="normal" officeooo:rsid="0ba816f6" style:font-weight-asian="normal" style:font-weight-complex="normal"/>
    </style:style>
    <style:style style:name="T641" style:family="text">
      <style:text-properties style:text-underline-style="none" fo:font-weight="normal" officeooo:rsid="0ba82d9a" style:font-weight-asian="normal" style:font-weight-complex="normal"/>
    </style:style>
    <style:style style:name="T642" style:family="text">
      <style:text-properties style:text-underline-style="none" fo:font-weight="normal" officeooo:rsid="0bceaf70" style:font-weight-asian="normal" style:font-weight-complex="normal"/>
    </style:style>
    <style:style style:name="T643" style:family="text">
      <style:text-properties style:text-underline-style="none" fo:font-weight="normal" officeooo:rsid="0c0ce766" style:font-weight-asian="normal" style:font-weight-complex="normal"/>
    </style:style>
    <style:style style:name="T644" style:family="text">
      <style:text-properties style:text-underline-style="none" fo:font-weight="normal" officeooo:rsid="0c5378d7" style:font-weight-asian="normal" style:font-weight-complex="normal"/>
    </style:style>
    <style:style style:name="T645" style:family="text">
      <style:text-properties style:text-underline-style="none" fo:font-weight="normal" officeooo:rsid="0ca983be" style:font-weight-asian="normal" style:font-weight-complex="normal"/>
    </style:style>
    <style:style style:name="T646" style:family="text">
      <style:text-properties style:text-underline-style="none" fo:font-weight="normal" officeooo:rsid="0cbe8fa9" style:font-weight-asian="normal" style:font-weight-complex="normal"/>
    </style:style>
    <style:style style:name="T647" style:family="text">
      <style:text-properties style:text-underline-style="none" fo:font-weight="normal" officeooo:rsid="0d46892e" style:font-weight-asian="normal" style:font-weight-complex="normal"/>
    </style:style>
    <style:style style:name="T648" style:family="text">
      <style:text-properties style:text-underline-style="none" fo:font-weight="normal" officeooo:rsid="0d475d5a" style:font-weight-asian="normal" style:font-weight-complex="normal"/>
    </style:style>
    <style:style style:name="T649" style:family="text">
      <style:text-properties style:text-underline-style="none" fo:font-weight="normal" officeooo:rsid="0d823870" style:font-weight-asian="normal" style:font-weight-complex="normal"/>
    </style:style>
    <style:style style:name="T650" style:family="text">
      <style:text-properties style:text-underline-style="none" fo:font-weight="normal" officeooo:rsid="0ddf2617" style:font-weight-asian="normal" style:font-weight-complex="normal"/>
    </style:style>
    <style:style style:name="T651" style:family="text">
      <style:text-properties style:text-underline-style="none" fo:font-weight="normal" officeooo:rsid="0cf33a94" style:font-weight-asian="normal" style:font-weight-complex="normal"/>
    </style:style>
    <style:style style:name="T652" style:family="text">
      <style:text-properties style:text-underline-style="none" fo:font-weight="normal" officeooo:rsid="0d61f811" style:font-weight-asian="normal" style:font-weight-complex="normal"/>
    </style:style>
    <style:style style:name="T653" style:family="text">
      <style:text-properties style:text-underline-style="none" fo:font-weight="normal" officeooo:rsid="0d60c13f" style:font-weight-asian="normal" style:font-weight-complex="normal"/>
    </style:style>
    <style:style style:name="T654" style:family="text">
      <style:text-properties style:text-underline-style="none" fo:font-weight="normal" officeooo:rsid="0cf58151" style:font-weight-asian="normal" style:font-weight-complex="normal"/>
    </style:style>
    <style:style style:name="T655" style:family="text">
      <style:text-properties style:text-underline-style="none" fo:font-weight="normal" officeooo:rsid="0d62285b" style:font-weight-asian="normal" style:font-weight-complex="normal"/>
    </style:style>
    <style:style style:name="T656" style:family="text">
      <style:text-properties style:text-underline-style="none" fo:font-weight="normal" officeooo:rsid="0e1a8c14" style:font-weight-asian="normal" style:font-weight-complex="normal"/>
    </style:style>
    <style:style style:name="T657" style:family="text">
      <style:text-properties style:text-underline-style="none" fo:font-weight="normal" officeooo:rsid="0e750401" style:font-weight-asian="normal" style:font-weight-complex="normal"/>
    </style:style>
    <style:style style:name="T658" style:family="text">
      <style:text-properties style:text-underline-style="none" fo:font-weight="normal" officeooo:rsid="0e764c66" style:font-weight-asian="normal" style:font-weight-complex="normal"/>
    </style:style>
    <style:style style:name="T659" style:family="text">
      <style:text-properties style:text-underline-style="none" fo:font-weight="normal" officeooo:rsid="0f0fc0da" style:font-weight-asian="normal" style:font-weight-complex="normal"/>
    </style:style>
    <style:style style:name="T660" style:family="text">
      <style:text-properties style:text-underline-style="none" fo:font-weight="normal" officeooo:rsid="0f276515" style:font-weight-asian="normal" style:font-weight-complex="normal"/>
    </style:style>
    <style:style style:name="T661" style:family="text">
      <style:text-properties style:text-underline-style="none" fo:font-weight="normal" officeooo:rsid="0f65c3be" style:font-weight-asian="normal" style:font-weight-complex="normal"/>
    </style:style>
    <style:style style:name="T662" style:family="text">
      <style:text-properties style:text-underline-style="none" fo:font-weight="normal" officeooo:rsid="0f6deb91" style:font-weight-asian="normal" style:font-weight-complex="normal"/>
    </style:style>
    <style:style style:name="T663" style:family="text">
      <style:text-properties style:text-underline-style="none" fo:font-weight="normal" officeooo:rsid="0f6df1f4" style:font-weight-asian="normal" style:font-weight-complex="normal"/>
    </style:style>
    <style:style style:name="T664" style:family="text">
      <style:text-properties style:text-underline-style="none" fo:font-weight="normal" officeooo:rsid="0f714808" style:font-weight-asian="normal" style:font-weight-complex="normal"/>
    </style:style>
    <style:style style:name="T665" style:family="text">
      <style:text-properties style:text-underline-style="none" fo:font-weight="normal" officeooo:rsid="0f72f59c" style:font-weight-asian="normal" style:font-weight-complex="normal"/>
    </style:style>
    <style:style style:name="T666" style:family="text">
      <style:text-properties style:text-underline-style="none" fo:font-weight="normal" officeooo:rsid="10468c2a" style:font-weight-asian="normal" style:font-weight-complex="normal"/>
    </style:style>
    <style:style style:name="T667" style:family="text">
      <style:text-properties style:text-underline-style="none" fo:font-weight="normal" officeooo:rsid="10f1996b" style:font-weight-asian="normal" style:font-weight-complex="normal"/>
    </style:style>
    <style:style style:name="T668" style:family="text">
      <style:text-properties style:text-underline-style="none" fo:font-weight="normal" officeooo:rsid="10fb000c" style:font-weight-asian="normal" style:font-weight-complex="normal"/>
    </style:style>
    <style:style style:name="T669" style:family="text">
      <style:text-properties style:text-underline-style="none" fo:font-weight="normal" officeooo:rsid="0c9d29fa" style:font-weight-asian="normal" style:font-weight-complex="normal"/>
    </style:style>
    <style:style style:name="T670" style:family="text">
      <style:text-properties style:text-underline-style="none" fo:font-weight="normal" officeooo:rsid="12c80187" style:font-weight-asian="normal" style:font-weight-complex="normal"/>
    </style:style>
    <style:style style:name="T671" style:family="text">
      <style:text-properties style:text-underline-style="none" fo:font-weight="normal" officeooo:rsid="12c99d5f" style:font-weight-asian="normal" style:font-weight-complex="normal"/>
    </style:style>
    <style:style style:name="T672" style:family="text">
      <style:text-properties style:text-underline-style="none" fo:font-weight="normal" officeooo:rsid="12cc5c26" style:font-weight-asian="normal" style:font-weight-complex="normal"/>
    </style:style>
    <style:style style:name="T673" style:family="text">
      <style:text-properties style:text-underline-style="none" fo:font-weight="normal" officeooo:rsid="12ce8490" style:font-weight-asian="normal" style:font-weight-complex="normal"/>
    </style:style>
    <style:style style:name="T674" style:family="text">
      <style:text-properties style:text-underline-style="none" fo:font-weight="normal" officeooo:rsid="12cfc4e8" style:font-weight-asian="normal" style:font-weight-complex="normal"/>
    </style:style>
    <style:style style:name="T675" style:family="text">
      <style:text-properties style:text-underline-style="none" fo:font-weight="normal" officeooo:rsid="12d3a9c1" style:font-weight-asian="normal" style:font-weight-complex="normal"/>
    </style:style>
    <style:style style:name="T676" style:family="text">
      <style:text-properties style:text-underline-style="none" fo:font-weight="normal" officeooo:rsid="12f0d935" style:font-weight-asian="normal" style:font-weight-complex="normal"/>
    </style:style>
    <style:style style:name="T677" style:family="text">
      <style:text-properties style:text-underline-style="none" fo:font-weight="normal" officeooo:rsid="12f23ace" style:font-weight-asian="normal" style:font-weight-complex="normal"/>
    </style:style>
    <style:style style:name="T678" style:family="text">
      <style:text-properties style:text-underline-style="none" fo:font-weight="normal" officeooo:rsid="12f271a0" style:font-weight-asian="normal" style:font-weight-complex="normal"/>
    </style:style>
    <style:style style:name="T679" style:family="text">
      <style:text-properties style:text-underline-style="none" fo:font-weight="normal" officeooo:rsid="12f3742d" style:font-weight-asian="normal" style:font-weight-complex="normal"/>
    </style:style>
    <style:style style:name="T680" style:family="text">
      <style:text-properties style:text-underline-style="none" fo:font-weight="normal" officeooo:rsid="12fc34c0" style:font-weight-asian="normal" style:font-weight-complex="normal"/>
    </style:style>
    <style:style style:name="T681" style:family="text">
      <style:text-properties style:text-underline-style="none" fo:font-weight="normal" officeooo:rsid="12fdbc13" style:font-weight-asian="normal" style:font-weight-complex="normal"/>
    </style:style>
    <style:style style:name="T682" style:family="text">
      <style:text-properties style:text-underline-style="none" fo:font-weight="normal" officeooo:rsid="12ff0a75" style:font-weight-asian="normal" style:font-weight-complex="normal"/>
    </style:style>
    <style:style style:name="T683" style:family="text">
      <style:text-properties style:text-underline-style="none" officeooo:rsid="0eec44b2"/>
    </style:style>
    <style:style style:name="T684" style:family="text">
      <style:text-properties style:text-underline-style="none" officeooo:rsid="077070cb"/>
    </style:style>
    <style:style style:name="T685" style:family="text">
      <style:text-properties style:text-underline-style="none" fo:font-weight="bold" style:font-weight-asian="bold" style:font-weight-complex="bold"/>
    </style:style>
    <style:style style:name="T686" style:family="text">
      <style:text-properties officeooo:rsid="077070cb"/>
    </style:style>
    <style:style style:name="T687" style:family="text">
      <style:text-properties officeooo:rsid="0be9f343"/>
    </style:style>
    <style:style style:name="T688" style:family="text">
      <style:text-properties officeooo:rsid="0ca84e65"/>
    </style:style>
    <style:style style:name="T689" style:family="text">
      <style:text-properties officeooo:rsid="0dd83591"/>
    </style:style>
    <style:style style:name="T690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1" style:family="text">
      <style:text-properties officeooo:rsid="0eec44b2"/>
    </style:style>
    <style:style style:name="T692" style:family="text">
      <style:text-properties officeooo:rsid="0ff20b0d"/>
    </style:style>
    <style:style style:name="T693" style:family="text">
      <style:text-properties officeooo:rsid="1102b06b"/>
    </style:style>
    <style:style style:name="T694" style:family="text">
      <style:text-properties officeooo:rsid="0c4f07c7"/>
    </style:style>
    <style:style style:name="T695" style:family="text">
      <style:text-properties officeooo:rsid="02f842e5"/>
    </style:style>
    <style:style style:name="T696" style:family="text">
      <style:text-properties officeooo:rsid="0ecc27a1"/>
    </style:style>
    <style:style style:name="T697" style:family="text">
      <style:text-properties officeooo:rsid="117f8889"/>
    </style:style>
    <style:style style:name="T698" style:family="text">
      <style:text-properties officeooo:rsid="120d4529"/>
    </style:style>
    <style:style style:name="T699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00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01" style:family="text">
      <style:text-properties style:font-name="DejaVu Sans" fo:font-weight="bold" officeooo:rsid="06d76c3a" style:font-weight-asian="bold" style:font-weight-complex="bold"/>
    </style:style>
    <style:style style:name="T702" style:family="text">
      <style:text-properties style:font-name="DejaVu Sans" fo:font-weight="bold" officeooo:rsid="0732101a" style:font-weight-asian="bold" style:font-weight-complex="bold"/>
    </style:style>
    <style:style style:name="T703" style:family="text">
      <style:text-properties style:font-name="DejaVu Sans" fo:font-weight="normal" officeooo:rsid="06d76c3a" style:font-weight-asian="normal" style:font-weight-complex="normal"/>
    </style:style>
    <style:style style:name="T704" style:family="text">
      <style:text-properties style:font-name="DejaVu Sans" fo:font-weight="normal" officeooo:rsid="11cdb626" style:font-weight-asian="normal" style:font-weight-complex="normal"/>
    </style:style>
    <style:style style:name="T705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06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07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08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09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10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11" style:family="text">
      <style:text-properties style:font-name="DejaVu Sans" fo:font-size="8pt" fo:font-style="normal" style:text-underline-style="none" fo:font-weight="normal" officeooo:rsid="130455fd" style:font-size-asian="8pt" style:font-style-asian="normal" style:font-weight-asian="normal" style:font-size-complex="8pt" style:font-style-complex="normal" style:font-weight-complex="normal"/>
    </style:style>
    <style:style style:name="T712" style:family="text">
      <style:text-properties style:font-name="DejaVu Sans" fo:font-size="8pt" fo:font-style="normal" style:text-underline-style="none" fo:font-weight="normal" officeooo:rsid="0d9218e7" style:font-size-asian="8pt" style:font-style-asian="normal" style:font-weight-asian="normal" style:font-size-complex="8pt" style:font-style-complex="normal" style:font-weight-complex="normal"/>
    </style:style>
    <style:style style:name="T713" style:family="text">
      <style:text-properties officeooo:rsid="12944148"/>
    </style:style>
    <style:style style:name="T714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">Defined and refined</text:span><text:span text:style-name="T9"> ► </text:span><text:span text:style-name="T185">These rules define </text:span><text:span text:style-name="T186">some</text:span><text:span text:style-name="T185"> concepts; then name, </text:span><text:span text:style-name="T187">define, and use </text:span><text:span text:style-name="T188">different </text:span><text:span text:style-name="T189">types</text:span><text:span text:style-name="T185"> of the</text:span><text:span text:style-name="T190">m.</text:span><text:span text:style-name="T185"> </text:span><text:span text:style-name="T191">Types </text:span><text:span text:style-name="T192">with different names </text:span><text:span text:style-name="T193">are</text:span><text:span text:style-name="T192"> different:</text:span><text:span text:style-name="T194"> “</text:span><text:span text:style-name="T195">salty</text:span><text:span text:style-name="T194"> moves” </text:span><text:span text:style-name="T196">aren’t “story moves”</text:span><text:span text:style-name="T194">, </text:span><text:span text:style-name="T197">but they’re both “moves”</text:span><text:span text:style-name="T192">.</text:span><text:span text:style-name="T185"> </text:span><text:span text:style-name="T198">No need to memorize, but try not to confuse </text:span><text:span text:style-name="T192">similar names.</text:span></text:p>
      <text:p text:style-name="P3"/>
      <text:p text:style-name="P13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199">R</text:span><text:span text:style-name="T200">efers</text:span><text:span text:style-name="T5">⌝</text:span><text:span text:style-name="T200"> to a </text:span><text:span text:style-name="T201">text </text:span><text:span text:style-name="T200">block with (nearly) that </text:span><text:span text:style-name="T202">heading</text:span><text:span text:style-name="T203">. </text:span><text:span text:style-name="T247">Italics</text:span><text:span text:style-name="T204"> </text:span><text:span text:style-name="T205">is </text:span><text:span text:style-name="T206">a</text:span><text:span text:style-name="T207"> </text:span><text:span text:style-name="T208">non-</text:span><text:span text:style-name="T209">meta</text:span><text:span text:style-name="T210"> ⌞</text:span><text:span text:style-name="T580">move⌝</text:span><text:span text:style-name="T204">, </text:span><text:span text:style-name="T211">not </text:span><text:span text:style-name="T630">emphasis</text:span><text:span text:style-name="T204">. </text:span><text:span text:style-name="T212">Bold </text:span><text:span text:style-name="T213">for</text:span><text:span text:style-name="T212"> </text:span><text:span text:style-name="T15">what</text:span><text:span text:style-name="T212"> you </text:span><text:span text:style-name="T520">roll</text:span><text:span text:style-name="T394">. </text:span><text:span text:style-name="T214">Math </text:span><text:span text:style-name="T215">in ⌊ ⌋</text:span><text:span text:style-name="T216">: g</text:span><text:span text:style-name="T217">et</text:span><text:span text:style-name="T216"> ⌊</text:span><text:span text:style-name="T218">5</text:span><text:span text:style-name="T219"> </text:span><text:bookmark text:name="gen-h1-1-00000001"/><text:span text:style-name="T219">× </text:span><text:span text:style-name="T220">(</text:span><text:span text:style-name="T219">bushes ÷ </text:span><text:span text:style-name="T220">bears)</text:span><text:span text:style-name="T216">⌋ berries.</text:span></text:p>
      <text:p text:style-name="P71"/>
      <text:p text:style-name="Standard"><text:span text:style-name="T685">Moves</text:span><text:span text:style-name="T2"> ►</text:span><text:span text:style-name="T20"> </text:span><text:span text:style-name="T221">A move is </text:span><text:span text:style-name="T222">an</text:span><text:span text:style-name="T223"> action</text:span><text:span text:style-name="T224"> you </text:span><text:span text:style-name="T225">can </text:span><text:span text:style-name="T223">take </text:span><text:span text:style-name="T226">as </text:span><text:span text:style-name="T669">either a </text:span><text:span text:style-name="T631">player</text:span><text:span text:style-name="T669"> or a </text:span><text:span text:style-name="T631">character</text:span><text:span text:style-name="T365"> </text:span><text:span text:style-name="T366">while</text:span><text:span text:style-name="T365"> playing this game. </text:span><text:span text:style-name="T367">A move’s </text:span><text:span text:style-name="T368">text describes </text:span><text:span text:style-name="T369">how the move works.</text:span><text:span text:style-name="T368"> </text:span><text:span text:style-name="T370">Usually a move has an in-game effect; sometimes it has activation conditions or costs.</text:span></text:p>
      <text:p text:style-name="P15"/>
      <text:p text:style-name="P14"><text:span text:style-name="T371">Meta moves, like this one, </text:span><text:span text:style-name="T372">define </text:span><text:span text:style-name="T373">or explain </text:span><text:span text:style-name="T374">stuff</text:span><text:span text:style-name="T371">. </text:span><text:span text:style-name="T375">You </text:span><text:span text:style-name="T263">⌞</text:span><text:span text:style-name="T262">make a move</text:span><text:span text:style-name="T263">⌝</text:span><text:span text:style-name="T375"> </text:span><text:span text:style-name="T376">like this one </text:span><text:span text:style-name="T375">just by reading it.</text:span></text:p>
      <text:p text:style-name="P72"/>
      <text:p text:style-name="P16"><text:span text:style-name="T683">Aptitudes</text:span><text:span text:style-name="T691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59">Moves⌝ </text:span><text:span text:style-name="T666">are verbs that </text:span><text:span text:style-name="T659">say what you </text:span><text:span text:style-name="T624">can do</text:span><text:span text:style-name="T659">; aptitudes </text:span><text:span text:style-name="T666">are nouns that </text:span><text:span text:style-name="T660">track </text:span><text:span text:style-name="T659">what you’re </text:span><text:span text:style-name="T624">good at</text:span><text:span text:style-name="T659">. </text:span><text:span text:style-name="T661">Don’t confuse them.</text:span></text:p>
      <text:p text:style-name="P73"/>
      <text:p text:style-name="P35"><text:span text:style-name="T684">Resources</text:span><text:span text:style-name="T686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89"/>
      <text:p text:style-name="P18"><text:span text:style-name="T248">Make a move</text:span> ► <text:span text:style-name="T39">You “</text:span><text:span text:style-name="T40">make”</text:span><text:span text:style-name="T39"> a ⌞move⌝ </text:span><text:span text:style-name="T88">by </text:span><text:span text:style-name="T625">doing</text:span><text:span text:style-name="T626"> something described </text:span><text:span text:style-name="T627">in</text:span><text:span text:style-name="T626"> a move</text:span><text:span text:style-name="T637">. </text:span><text:span text:style-name="T645">You may be </text:span><text:span text:style-name="T628">required</text:span><text:span text:style-name="T645"> to make a move by its </text:span><text:span text:style-name="T662">description</text:span><text:span text:style-name="T645"> </text:span><text:span text:style-name="T649">or </text:span><text:span text:style-name="T663">by </text:span><text:span text:style-name="T649">some other move</text:span><text:span text:style-name="T645">. </text:span><text:span text:style-name="T638">If there’s no move that </text:span><text:span text:style-name="T667">kinda </text:span><text:span text:style-name="T638">describes what you’re doing, </text:span><text:span text:style-name="T639">or there is but you </text:span><text:span text:style-name="T656">don’t have</text:span><text:span text:style-name="T639"> it</text:span><text:span text:style-name="T638">, you can’t do that thing.</text:span></text:p>
      <text:p text:style-name="P33"/>
      <text:p text:style-name="P19"><text:span text:style-name="T640">I</text:span><text:span text:style-name="T639">f </text:span><text:span text:style-name="T668">a </text:span><text:span text:style-name="T639">move’s description says that some conditions </text:span><text:span text:style-name="T664">apply</text:span><text:span text:style-name="T639">, </text:span><text:span text:style-name="T640">but those conditions aren’t </text:span><text:span text:style-name="T665">met</text:span><text:span text:style-name="T640"> (and you can’t </text:span><text:span text:style-name="T665">meet them</text:span><text:span text:style-name="T640">)</text:span><text:span text:style-name="T639">, you can’t make the move. </text:span><text:span text:style-name="T641">Same if it says there’s a cost that you can’t or won’t </text:span><text:span text:style-name="T642">pay</text:span><text:span text:style-name="T641">.</text:span></text:p>
      <text:p text:style-name="P75"/>
      <text:p text:style-name="P20"><text:span text:style-name="T693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14">or that you should make another move (child) as a </text:span><text:span text:style-name="T316">part</text:span><text:span text:style-name="T314"> of </text:span><text:span text:style-name="T317">the parent</text:span><text:span text:style-name="T314">. Unless otherwise stated, you’re </text:span><text:span text:style-name="T318">making both moves: </text:span><text:span text:style-name="T314">first parent, then child. </text:span><text:span text:style-name="T320">Everything</text:span><text:span text:style-name="T314"> </text:span><text:span text:style-name="T319">related to the </text:span><text:span text:style-name="T314">child appl</text:span><text:span text:style-name="T321">ies</text:span><text:span text:style-name="T314"> </text:span><text:span text:style-name="T315">normally</text:span><text:span text:style-name="T314">, unless the parent move says </text:span><text:span text:style-name="T322">otherwis</text:span><text:span text:style-name="T360">e.</text:span></text:p>
      <text:h text:style-name="P92" text:outline-level="2"><text:span text:style-name="T610">Respect our limits</text:span><text:span text:style-name="T491"> ► This game </text:span><text:span text:style-name="T492">is </text:span><text:span text:style-name="T493">for everyone at the table</text:span><text:span text:style-name="T491">. If somebody </text:span><text:span text:style-name="T489">needs to </text:span><text:span text:style-name="T607">⌞</text:span><text:span text:style-name="T606">state a limit</text:span><text:span text:style-name="T614">⌝</text:span><text:span text:style-name="T491">, immediately cut away or fade to black from whatever is upsetting them. Talk as a table about how to continue the story while </text:span><text:span text:style-name="T494">embracing</text:span><text:span text:style-name="T491"> the limit.</text:span></text:h>
      <text:h text:style-name="P94" text:outline-level="2"/>
      <text:list xml:id="list76254284" text:style-name="L1">
        <text:list-header>
          <text:h text:style-name="P110" text:outline-level="2"><text:span text:style-name="T248">State a limit</text:span><text:span text:style-name="T264"> ► </text:span><text:span text:style-name="T277">This is a game to have fun. If some theme, activity, or imagery of the story is ruining your fun, speak up. </text:span><text:span text:style-name="T278">You don’t have to explain why, you only have to </text:span><text:span text:style-name="T279">indicate </text:span><text:span text:style-name="T278">what.</text:span></text:h>
          <text:h text:style-name="P95" text:outline-level="2"/>
        </text:list-header>
      </text:list>
      <text:h text:style-name="P111" text:outline-level="2"><text:span text:style-name="T248">Think </text:span><text:span text:style-name="T249">for the camera</text:span><text:span text:style-name="T264"> ► </text:span><text:span text:style-name="T277">This game works better when </text:span><text:span text:style-name="T311">we</text:span><text:span text:style-name="T277"> think like </text:span><text:span text:style-name="T313">we’re</text:span><text:span text:style-name="T306"> </text:span><text:span text:style-name="T277">directing a </text:span><text:span text:style-name="T346">TV</text:span><text:span text:style-name="T287"> series more</text:span><text:span text:style-name="T277"> than writing a novel. Focus on what </text:span><text:span text:style-name="T311">we</text:span><text:span text:style-name="T306"> </text:span><text:span text:style-name="T277">can perceive with </text:span><text:span text:style-name="T307">ou</text:span><text:span text:style-name="T308">r</text:span><text:span text:style-name="T307"> </text:span><text:span text:style-name="T277">senses </text:span><text:span text:style-name="T285">here in the moment.</text:span></text:h>
      <text:h text:style-name="P96" text:outline-level="2"/>
      <text:h text:style-name="P112" text:outline-level="2"><text:span text:style-name="T256">Invent fiction</text:span><text:span text:style-name="T277"> ► </text:span><text:span text:style-name="T288">This game shines when you s</text:span><text:span text:style-name="T277">peak up </text:span><text:span text:style-name="T288">to </text:span><text:span text:style-name="T296">refine, </text:span><text:span text:style-name="T303">improve,</text:span><text:span text:style-name="T295"> or </text:span><text:span text:style-name="T302">augment</text:span><text:span text:style-name="T295"> </text:span><text:span text:style-name="T297">the </text:span><text:span text:style-name="T300">scenario</text:span><text:span text:style-name="T277">. </text:span><text:span text:style-name="T298">It needs to make sense, and t</text:span><text:span text:style-name="T294">he </text:span><text:span text:style-name="T304">GM</text:span><text:span text:style-name="T294"> has final veto, but the </text:span><text:span text:style-name="T299">only firm rule</text:span><text:span text:style-name="T294"> is: </text:span><text:span text:style-name="T280">don’t contradict anything already established. </text:span><text:span text:style-name="T265">Use this to set up </text:span><text:span text:style-name="T270">a</text:span><text:span text:style-name="T265"> move </text:span><text:span text:style-name="T362">or</text:span><text:span text:style-name="T265"> </text:span><text:span text:style-name="T266">just </text:span><text:span text:style-name="T269">to </text:span><text:span text:style-name="T265">make </text:span><text:span text:style-name="T268">shit</text:span><text:span text:style-name="T265"> cooler.</text:span></text:h>
      <text:h text:style-name="P97" text:outline-level="2"/>
      <text:h text:style-name="P115" text:outline-level="2"><text:span text:style-name="T281">Ex.</text:span><text:span text:style-name="T21"> </text:span><text:span text:style-name="T326">T</text:span><text:span text:style-name="T327">he</text:span><text:span text:style-name="T328">y’re </text:span><text:span text:style-name="T327">wearing </text:span><text:span text:style-name="T329">my</text:span><text:span text:style-name="T327"> favorite </text:span><text:span text:style-name="T330">designer. </text:span><text:span text:style-name="T331">My</text:span><text:span text:style-name="T332"> </text:span><text:span text:style-name="T333">fur</text:span><text:span text:style-name="T332"> is </text:span><text:span text:style-name="T334">saturated violet</text:span><text:span text:style-name="T335">. </text:span><text:span text:style-name="T336">Lucky </text:span><text:span text:style-name="T337">I’ve always got my boot knife.</text:span><text:span text:style-name="T330"> </text:span><text:span text:style-name="T281">Maybe the </text:span><text:span text:style-name="T338">roof</text:span><text:span text:style-name="T281"> collapsed in one corner. </text:span><text:span text:style-name="T326">It’s a huge gun, </text:span><text:span text:style-name="T339">just</text:span><text:span text:style-name="T326"> a fucking giant revolver with shells like Vienna sausages</text:span><text:span text:style-name="T340">.</text:span><text:span text:style-name="T326"> </text:span><text:span text:style-name="T341">Surely there’s </text:span><text:span text:style-name="T342">a forklift in this warehouse.</text:span></text:h>
      <text:h text:style-name="P98" text:outline-level="2"/>
      <text:h text:style-name="P113" text:outline-level="2"><text:span text:style-name="T250">B</text:span><text:span text:style-name="T248">e curious, not cautious</text:span><text:span text:style-name="T264"> ►</text:span><text:span text:style-name="T277"> </text:span><text:span text:style-name="T290">This</text:span><text:span text:style-name="T277"> game is more fun when </text:span><text:span text:style-name="T312">we</text:span><text:span text:style-name="T277"> play to find out what happens </text:span><text:span text:style-name="T282">than when </text:span><text:span text:style-name="T312">we</text:span><text:span text:style-name="T309"> </text:span><text:span text:style-name="T282">play to keep our character</text:span><text:span text:style-name="T323">s</text:span><text:span text:style-name="T282"> </text:span><text:span text:style-name="T310">content</text:span><text:span text:style-name="T282">. </text:span><text:span text:style-name="T283">Stories about people who never </text:span><text:span text:style-name="T292">take risks, never </text:span><text:span text:style-name="T283">get hurt, who never fail </text:span><text:span text:style-name="T284">leave </text:span><text:span text:style-name="T283">fewer memories than stories about </text:span><text:span text:style-name="T284">a hot fucking mess</text:span><text:span text:style-name="T286">.</text:span></text:h>
      <text:h text:style-name="P99" text:outline-level="2"/>
      <text:h text:style-name="P114" text:outline-level="2"><text:span text:style-name="T251">D</text:span><text:span text:style-name="T252">on’t sweat the meta</text:span><text:span text:style-name="T267"> ► </text:span><text:span text:style-name="T289">In this game, i</text:span><text:span text:style-name="T291">t’s okay for you to know things </text:span><text:span text:style-name="T293">that</text:span><text:span text:style-name="T291"> you don’t know, and to act on that knowledge when it would make </text:span><text:span text:style-name="T301">shit</text:span><text:span text:style-name="T291"> cooler. </text:span><text:span text:style-name="T305">Likewise, don’t </text:span><text:span text:style-name="T344">keep</text:span><text:span text:style-name="T343"> secrets </text:span><text:span text:style-name="T345">out-of-character</text:span><text:span text:style-name="T305">. Be </text:span><text:span text:style-name="T343">open </text:span><text:span text:style-name="T305">so that </text:span><text:span text:style-name="T357">folks </text:span><text:span text:style-name="T359">can </text:span><text:span text:style-name="T357">appreciate</text:span><text:span text:style-name="T305"> </text:span><text:span text:style-name="T355">the badass in-character secrets you’re </text:span><text:span text:style-name="T358">keeping</text:span><text:span text:style-name="T356">.</text:span></text:h>
      <text:h text:style-name="P100" text:outline-level="2"/>
      <text:h text:style-name="P93" text:outline-level="2"><text:span text:style-name="T611">Dispute</text:span><text:span text:style-name="T609"> fiction</text:span><text:span text:style-name="T541"> </text:span><text:span text:style-name="T431">► Sometimes the </text:span><text:span text:style-name="T437">GM</text:span><text:span text:style-name="T431"> will say something they think is cool, </text:span><text:span text:style-name="T509">but </text:span><text:span text:style-name="T510">that would make you turn off a show you were watching</text:span><text:span text:style-name="T431">. </text:span><text:span text:style-name="T433">You’</text:span><text:span text:style-name="T434">re</text:span><text:span text:style-name="T433"> </text:span><text:span text:style-name="T435">trying</text:span><text:span text:style-name="T433"> to </text:span><text:span text:style-name="T605">⌞be curious, not cautious⌝</text:span><text:span text:style-name="T433"> but whatever the </text:span><text:span text:style-name="T437">GM</text:span><text:span text:style-name="T433"> said just seems to </text:span><text:span text:style-name="T511">ruin </text:span><text:span text:style-name="T433">the whole damn </text:span><text:span text:style-name="T529">thing</text:span><text:span text:style-name="T433"> for you. Speak up and negotiate </text:span><text:span text:style-name="T436">an</text:span><text:span text:style-name="T433"> alternative. </text:span><text:span text:style-name="T512">This is your story too.</text:span></text:h>
      <text:p text:style-name="P17"><text:span text:style-name="T429">Labeled </text:span><text:span text:style-name="T430">items</text:span><text:span text:style-name="T429"> ►</text:span><text:span text:style-name="T380"> </text:span><text:span text:style-name="T418">Items that are grouped together in a section </text:span><text:span text:style-name="T420">might</text:span><text:span text:style-name="T418"> be referred to from inside a </text:span><text:span text:style-name="T394">⌞move⌝ </text:span><text:span text:style-name="T419">by just the section name</text:span><text:span text:style-name="T418">. This means any or all the items </text:span><text:span text:style-name="T421">from</text:span><text:span text:style-name="T418"> that section </text:span><text:span text:style-name="T422">and its subsections.</text:span></text:p>
      <text:p text:style-name="P78"/>
      <text:p text:style-name="P21">Bought and free items ► <text:span text:style-name="T20">Some items have a ○ or △; you buy these to select or improve your moves, aptitudes, and resources.</text:span></text:p>
      <text:p text:style-name="P79"/>
      <text:p text:style-name="P21"><text:span text:style-name="T416">Once bought, they mean the same. </text:span><text:span text:style-name="T417">T</text:span><text:span text:style-name="T412">he difference is that you buy </text:span><text:span text:style-name="T383">○ </text:span><text:span text:style-name="T412">at </text:span><text:span text:style-name="T618">creation</text:span><text:span text:style-name="T412"> or with </text:span><text:span text:style-name="T618">XP</text:span><text:span text:style-name="T412">; </text:span><text:span text:style-name="T413">b</text:span><text:span text:style-name="T501">ut you </text:span><text:span text:style-name="T571">cannot buy </text:span><text:span text:style-name="T572">△</text:span><text:span text:style-name="T571"> directly</text:span><text:span text:style-name="T501">, </text:span><text:span text:style-name="T502">only when a ⌞move⌝ or the GM says so.</text:span></text:p>
      <text:p text:style-name="P80"/>
      <text:p text:style-name="P22"><text:span text:style-name="T400">When you buy a </text:span><text:span text:style-name="T383">○ </text:span><text:span text:style-name="T414">or get a </text:span><text:span text:style-name="T432">△</text:span><text:span text:style-name="T383">, </text:span><text:span text:style-name="T400">fill it </text:span><text:span text:style-name="T401">in </text:span><text:span text:style-name="T411">solid</text:span><text:span text:style-name="T384">. </text:span><text:span text:style-name="T415">This is </text:span><text:span text:style-name="T617">typically</text:span><text:span text:style-name="T415"> permanent. </text:span><text:span text:style-name="T389">Items with </text:span><text:span text:style-name="T383">● </text:span><text:span text:style-name="T389">are </text:span><text:span text:style-name="T390">“</text:span><text:span text:style-name="T411">pre-bought”.</text:span></text:p>
      <text:p text:style-name="P23"/>
      <text:p text:style-name="P24"><text:span text:style-name="T392">I</text:span><text:span text:style-name="T387">tems</text:span><text:span text:style-name="T384"> </text:span><text:span text:style-name="T393">with neither</text:span><text:span text:style-name="T384"> </text:span><text:span text:style-name="T432">△, </text:span><text:span text:style-name="T383">○, </text:span><text:span text:style-name="T395">nor</text:span><text:span text:style-name="T391"> </text:span><text:span text:style-name="T383">● </text:span><text:span text:style-name="T384">are </text:span><text:span text:style-name="T388">automatically </text:span><text:span text:style-name="T397">in play</text:span><text:span text:style-name="T384"> if your playbook contains them.</text:span></text:p>
      <text:p text:style-name="P81"/>
      <text:p text:style-name="P34"><text:span text:style-name="T701">Aptitude Rating </text:span><text:span text:style-name="T702">►</text:span><text:span text:style-name="T701"> </text:span><text:span text:style-name="T703">When you get an ⌞aptitude⌝, it starts at +0. Each </text:span><text:span text:style-name="T705">additional</text:span><text:span text:style-name="T703"> ○ you buy gives you another +1 to your modifier. If you </text:span><text:span text:style-name="T704">don’t have</text:span><text:span text:style-name="T703"> an aptitude, but need to </text:span><text:span text:style-name="T699">⌞</text:span><text:span text:style-name="T700">roll</text:span><text:span text:style-name="T699">⌝</text:span><text:span text:style-name="T703"> it anyway, roll with </text:span><text:bookmark text:name="gen-h1-1-000000014"/><text:span text:style-name="T2">−</text:span><text:span text:style-name="T701">1</text:span><text:span text:style-name="T703">.</text:span></text:p>
      <text:p text:style-name="P4"/>
      <text:p text:style-name="P8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39">of +3 on </text:span><text:span text:style-name="T238">a roll.</text:span></text:p>
      <text:p text:style-name="P4"/>
      <text:p text:style-name="P9"><text:span text:style-name="T687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83"/>
      <text:p text:style-name="P10"><text:span text:style-name="T271">🗣</text:span><text:span text:style-name="T253">Consult the GM</text:span><text:span text:style-name="T689"> ►</text:span><text:span text:style-name="T89"> Stuff with </text:span><text:span text:style-name="T105">a </text:span><text:span text:style-name="T271">🗣</text:span><text:span text:style-name="T324"> </text:span><text:span text:style-name="T325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689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8">boundaries</text:span><text:span text:style-name="T147"> define </text:span><text:span text:style-name="T149">stories.</text:span></text:p>
      <text:p text:style-name="P84"/>
      <text:p text:style-name="P25"><text:span text:style-name="T545">(</text:span><text:span text:style-name="T544">Progress</text:span><text:span text:style-name="T545">)</text:span><text:span text:style-name="T544"> </text:span><text:span text:style-name="T546">B</text:span><text:span text:style-name="T544">ars</text:span><text:span text:style-name="T541"> </text:span><text:span text:style-name="T550">►</text:span><text:span text:style-name="T431"> </text:span><text:span text:style-name="T496">P</text:span><text:span text:style-name="T456">rogress bars</text:span><text:span text:style-name="T431"> are </text:span><text:span text:style-name="T438">a </text:span><text:span text:style-name="T497">GM-</text:span><text:span text:style-name="T498">managed </text:span><text:span text:style-name="T499">shared</text:span><text:span text:style-name="T497"> ⌞resource⌝</text:span><text:span text:style-name="T438"> </text:span><text:span text:style-name="T431">abstract</text:span><text:span text:style-name="T497">ly</text:span><text:span text:style-name="T431"> </text:span><text:span text:style-name="T497">representing</text:span><text:span text:style-name="T431"> </text:span><text:span text:style-name="T453">rising tension</text:span><text:span text:style-name="T443"> or </text:span><text:span text:style-name="T454">sustained </text:span><text:span text:style-name="T439">activit</text:span><text:span text:style-name="T453">y</text:span><text:span text:style-name="T444">. </text:span><text:span text:style-name="T440">A </text:span><text:span text:style-name="T456">bar </text:span><text:span text:style-name="T440">has a title and some number of ticks between </text:span><text:span text:style-name="T482">2</text:span><text:span text:style-name="T440"> and 8. </text:span><text:span text:style-name="T442">When the last tick is filled</text:span><text:span text:style-name="T441">, </text:span><text:span text:style-name="T445">whatever the title says happens.</text:span></text:p>
      <text:p text:style-name="P85"/>
      <text:p text:style-name="P26"><text:span text:style-name="T612">T</text:span><text:span text:style-name="T609">ick a </text:span><text:span text:style-name="T613">bar</text:span><text:span text:style-name="T541"> </text:span><text:span text:style-name="T550">►</text:span><text:span text:style-name="T431"> </text:span><text:span text:style-name="T457">When the GM or a move says to tick a ⌞bar</text:span><text:span text:style-name="T490">⌝</text:span><text:span text:style-name="T457">, fill one tick on it.</text:span><text:span text:style-name="T458"> If they say to tick it some number of times, fill that many ticks.</text:span></text:p>
      <text:p text:style-name="P36"><text:soft-page-break/><text:span text:style-name="T692">Resource points ►</text:span><text:span text:style-name="T138"> If applicable, </text:span><text:span text:style-name="T139">e</text:span><text:span text:style-name="T29">ach point of a </text:span><text:span text:style-name="T227">particular ⌞r</text:span><text:span text:style-name="T29">esource</text:span><text:span text:style-name="T490">⌝</text:span><text:span text:style-name="T495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1">maybe</text:span><text:span text:style-name="T140"> with </text:span><text:span text:style-name="T143">an </text:span><text:span text:style-name="T142">individual </text:span><text:span text:style-name="T140">note attached</text:span><text:span text:style-name="T28">. </text:span><text:span text:style-name="T228">Some resources come in ranks </text:span><text:span text:style-name="T133">with </text:span><text:span text:style-name="T383">○</text:span><text:span text:style-name="T229">, </text:span><text:span text:style-name="T230">permitting you to </text:span><text:span text:style-name="T59">buy </text:span><text:span text:style-name="T230">more </text:span><text:span text:style-name="T28">▢</text:span><text:span text:style-name="T228">. </text:span><text:span text:style-name="T428">Unless stated otherwise, you start the game with all resources full.</text:span></text:p>
      <text:p text:style-name="P5"/>
      <text:p text:style-name="P11"><text:span text:style-name="T26">When you </text:span><text:span text:style-name="T27">restore or </text:span><text:span text:style-name="T26">gain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5"/>
      <text:p text:style-name="P27"><text:span text:style-name="T386">When you spend or lose a resource, erase a filled </text:span><text:span text:style-name="T385">▢. </text:span><text:span text:style-name="T386">If you don’t have any filled </text:span><text:span text:style-name="T385">▢, </text:span><text:span text:style-name="T402">you can’t do move</text:span><text:span text:style-name="T404">s</text:span><text:span text:style-name="T402"> requiring you to </text:span><text:span text:style-name="T615">spend</text:span><text:span text:style-name="T402"> </text:span><text:span text:style-name="T405">that </text:span><text:span text:style-name="T402">resource</text:span><text:span text:style-name="T386">. </text:span><text:span text:style-name="T403">On the </text:span><text:span text:style-name="T407">other hand</text:span><text:span text:style-name="T402">, if a </text:span><text:span text:style-name="T396">move’</text:span><text:span text:style-name="T398">s effect</text:span><text:span text:style-name="T396"> tells you to </text:span><text:span text:style-name="T616">lose</text:span><text:span text:style-name="T396"> a resource </text:span><text:span text:style-name="T406">you’re out of</text:span><text:span text:style-name="T396">, just don’t erase anything—any other effects or consequences of the move still happen as normal, though.</text:span></text:p>
      <text:p text:style-name="P6"/>
      <text:p text:style-name="P29"><text:span text:style-name="T255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21">immediately before you roll</text:span><text:span text:style-name="T636"> </text:span><text:span text:style-name="T644">and</text:span><text:span text:style-name="T643"> determine results</text:span><text:span text:style-name="T636">. </text:span><text:span text:style-name="T643">If there’s no roll, </text:span><text:span text:style-name="T648">you just lose the ⌞resource⌝</text:span><text:span text:style-name="T643"> before the effect takes place.</text:span></text:p>
      <text:p text:style-name="P76"/>
      <text:p text:style-name="P60"><text:span text:style-name="T543">Harm</text:span><text:span text:style-name="T542"> ► </text:span><text:span text:style-name="T446">Harm is abstract </text:span><text:span text:style-name="T487">systemic or </text:span><text:span text:style-name="T474">traumatic </text:span><text:span text:style-name="T446">damage </text:span><text:span text:style-name="T473">(not necessarily physical)</text:span><text:span text:style-name="T446"> </text:span><text:span text:style-name="T479">sustained by </text:span><text:span text:style-name="T540">someone or </text:span><text:span text:style-name="T479">something</text:span><text:span text:style-name="T471"> </text:span><text:span text:style-name="T557">animate</text:span><text:span text:style-name="T447">. </text:span><text:span text:style-name="T448">A single injury can do 1-3 harm. </text:span><text:span text:style-name="T459">Unless a move says specifically how much harm it does, just use common sense </text:span><text:span text:style-name="T460">and the scale below.</text:span></text:p>
      <text:p text:style-name="P45"/>
      <text:p text:style-name="P37"><text:span text:style-name="T533">O</text:span><text:span text:style-name="T461">ne </text:span><text:span text:style-name="T475">serious</text:span><text:span text:style-name="T461"> injury </text:span><text:span text:style-name="T533">or many small ones</text:span><text:span text:style-name="T461">—</text:span><text:span text:style-name="T477">you want </text:span><text:span text:style-name="T535">help</text:span><text:span text:style-name="T477">—</text:span><text:span text:style-name="T461">1 harm. </text:span><text:span text:style-name="T472">A </text:span><text:span text:style-name="T476">l</text:span><text:span text:style-name="T461">ife-threatening </text:span><text:span text:style-name="T472">injury</text:span><text:span text:style-name="T461">—</text:span><text:span text:style-name="T477">you </text:span><text:span text:style-name="T556">need</text:span><text:span text:style-name="T477"> </text:span><text:span text:style-name="T535">help</text:span><text:span text:style-name="T477">—</text:span><text:span text:style-name="T461">2 harm.</text:span><text:span text:style-name="T449"> </text:span><text:span text:style-name="T472">An injury likely</text:span><text:span text:style-name="T461"> to outright kill </text:span><text:span text:style-name="T534">someone</text:span><text:span text:style-name="T461">—</text:span><text:span text:style-name="T536">beyond help</text:span><text:span text:style-name="T478">—</text:span><text:span text:style-name="T461">3 harm</text:span><text:span text:style-name="T478">.</text:span></text:p>
      <text:p text:style-name="P101"/>
      <text:p text:style-name="P30">Status ► <text:span text:style-name="T240">Status is everything </text:span><text:span text:style-name="T243">established as currently</text:span><text:span text:style-name="T240"> true </text:span><text:span text:style-name="T243">in the story </text:span><text:span text:style-name="T240">about </text:span><text:span text:style-name="T241">you </text:span><text:span text:style-name="T244">(</text:span><text:span text:style-name="T241">or something else</text:span><text:span text:style-name="T244">)</text:span><text:span text:style-name="T241"> that is </text:span><text:span text:style-name="T634">either</text:span><text:span text:style-name="T241"> permanently different from how you began the story </text:span><text:span text:style-name="T634">or</text:span><text:span text:style-name="T670"> a significant but temporary deviation from the norm. </text:span><text:span text:style-name="T671">In the rules, “</text:span><text:span text:style-name="T635">a</text:span><text:span text:style-name="T671"> status” means a short, descriptive, free-form phrase that describes the change in status. </text:span><text:span text:style-name="T675">If </text:span><text:span text:style-name="T679">the GM or a move says </text:span><text:span text:style-name="T675">you get a status, w</text:span><text:span text:style-name="T674">rite it down. </text:span><text:span text:style-name="T680">While a status is written down, nothing in the story can contradict it</text:span><text:span text:style-name="T681">.</text:span></text:p>
      <text:p text:style-name="P77"/>
      <text:p text:style-name="P30"><text:span text:style-name="T672">Ex. “</text:span><text:span text:style-name="T678">on fire</text:span><text:span text:style-name="T672">”; “enraptured”; “</text:span><text:span text:style-name="T677">scary</text:span><text:span text:style-name="T673">”; </text:span><text:span text:style-name="T672">“wanted by authorities”; “</text:span><text:span text:style-name="T676">glowing”; “scared”; “</text:span><text:span text:style-name="T682">has a third</text:span><text:span text:style-name="T676"> eye”.</text:span></text:p>
      <text:p text:style-name="P31"><text:span text:style-name="T248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74"/>
      <text:p text:style-name="P46"><text:span text:style-name="T254">Exploit status</text:span><text:span text:style-name="T695"> ►</text:span><text:span text:style-name="T150"> </text:span><text:span text:style-name="T151">When you </text:span><text:span text:style-name="T152">make </text:span><text:span text:style-name="T151">a ⌞</text:span><text:span text:style-name="T153">story move⌝</text:span><text:span text:style-name="T151">, </text:span><text:span text:style-name="T154">you can </text:span><text:span text:style-name="T155">describe</text:span><text:span text:style-name="T151"> how you’re capitalizing on </text:span><text:span text:style-name="T242">your </text:span><text:span text:style-name="T151"><text:s/>⌞</text:span><text:span text:style-name="T156">status⌝ </text:span><text:span text:style-name="T157">(</text:span><text:span text:style-name="T242">or someone else</text:span><text:span text:style-name="T157">)</text:span><text:span text:style-name="T156"> </text:span><text:span text:style-name="T158">to</text:span><text:span text:style-name="T159"> </text:span><text:span text:style-name="T160">add </text:span><text:span text:style-name="T159">+1 on your move. </text:span><text:span text:style-name="T245">You can only do this once per </text:span><text:span text:style-name="T246">story move.</text:span></text:p>
      <text:p text:style-name="P102"/>
      <text:p text:style-name="P28"><text:span text:style-name="T258">Read the dice</text:span><text:span text:style-name="T688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76">R</text:span><text:span text:style-name="T172">esults are </text:span><text:span text:style-name="T173">define</text:span><text:span text:style-name="T175">d </text:span><text:span text:style-name="T182">not in terms of success and failure, but </text:span><text:span text:style-name="T172">how your roll affects your </text:span><text:span text:style-name="T174">metaphorical </text:span><text:span text:style-name="T181">narrative </text:span><text:span text:style-name="T172">“momentum” </text:span><text:span text:style-name="T183">going forward</text:span><text:span text:style-name="T172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Range</text:p>
          </table:table-cell>
          <table:table-cell table:style-name="Table1.A1" office:value-type="string">
            <text:p text:style-name="P67">Result</text:p>
          </table:table-cell>
          <table:table-cell table:style-name="Table1.A1" office:value-type="string">
            <text:p text:style-name="P68">Icon</text:p>
          </table:table-cell>
        </table:table-row>
        <table:table-row>
          <table:table-cell table:style-name="Table1.A1" office:value-type="string">
            <text:p text:style-name="P119">≥13</text:p>
          </table:table-cell>
          <table:table-cell table:style-name="Table1.A1" office:value-type="string">
            <text:p text:style-name="P70">Gain <text:span text:style-name="T698">Momentum</text:span></text:p>
          </table:table-cell>
          <table:table-cell table:style-name="Table1.A1" office:value-type="string">
            <text:p text:style-name="P12">🡕</text:p>
          </table:table-cell>
        </table:table-row>
        <table:table-row>
          <table:table-cell table:style-name="Table1.A1" office:value-type="string">
            <text:p text:style-name="P69"><text:span text:style-name="T714">10</text:span>-1<text:span text:style-name="T714">2</text:span></text:p>
          </table:table-cell>
          <table:table-cell table:style-name="Table1.A1" office:value-type="string">
            <text:p text:style-name="P70">Carr<text:span text:style-name="T697">y Momentum</text:span></text:p>
          </table:table-cell>
          <table:table-cell table:style-name="Table1.A1" office:value-type="string">
            <text:p text:style-name="P12">🡒</text:p>
          </table:table-cell>
        </table:table-row>
        <table:table-row>
          <table:table-cell table:style-name="Table1.A1" office:value-type="string">
            <text:p text:style-name="P69"><text:span text:style-name="T713">7</text:span>-<text:span text:style-name="T714">9</text:span></text:p>
          </table:table-cell>
          <table:table-cell table:style-name="Table1.A1" office:value-type="string">
            <text:p text:style-name="P32"><text:span text:style-name="T427">Slow</text:span><text:span text:style-name="T426"> Momentum</text:span></text:p>
          </table:table-cell>
          <table:table-cell table:style-name="Table1.A1" office:value-type="string">
            <text:p text:style-name="P12">🡖</text:p>
          </table:table-cell>
        </table:table-row>
        <table:table-row table:style-name="Table1.5">
          <table:table-cell table:style-name="Table1.A1" office:value-type="string">
            <text:p text:style-name="P120">≤6</text:p>
          </table:table-cell>
          <table:table-cell table:style-name="Table1.B5" office:value-type="string">
            <text:p text:style-name="P7">Stall Momentum</text:p>
          </table:table-cell>
          <table:table-cell table:style-name="Table1.A1" office:value-type="string">
            <text:p text:style-name="P12">🡓</text:p>
          </table:table-cell>
        </table:table-row>
      </table:table>
      <text:p text:style-name="P103"/>
      <text:p text:style-name="P47"><text:span text:style-name="T179">Groups </text:span><text:span text:style-name="T180">written </text:span><text:span text:style-name="T165">together </text:span><text:span text:style-name="T166">(</text:span><text:span text:style-name="T167">e.g. </text:span><text:span text:style-name="T696">🡕🡒</text:span><text:span text:style-name="T167">) </text:span><text:span text:style-name="T164">mean </text:span><text:span text:style-name="T629">any</text:span><text:span text:style-name="T164"> of </text:span><text:span text:style-name="T168">the </text:span><text:span text:style-name="T169">results </text:span><text:span text:style-name="T170">in that </text:span><text:span text:style-name="T171">specific </text:span><text:span text:style-name="T170">group</text:span><text:span text:style-name="T164">. </text:span><text:span text:style-name="T184">Read this like “gain or carry </text:span><text:span text:style-name="T237">[</text:span><text:span text:style-name="T184">momentum</text:span><text:span text:style-name="T237">]</text:span><text:span text:style-name="T184">”.</text:span></text:p>
      <text:p text:style-name="P104"/>
      <text:p text:style-name="P41"><text:span text:style-name="T257">Roll</text:span><text:span text:style-name="T620"> ►</text:span><text:span text:style-name="T144"> </text:span><text:span text:style-name="T177">Rolls are indicated by </text:span><text:span text:style-name="T548">⊞</text:span><text:span text:style-name="T552">⌊⌋</text:span><text:span text:style-name="T503"> </text:span><text:span text:style-name="T504">in </text:span><text:span text:style-name="T532">a </text:span><text:span text:style-name="T505">move </text:span><text:span text:style-name="T516">like:</text:span></text:p>
      <text:list xml:id="list1711578852" text:style-name="L2">
        <text:list-item>
          <text:p text:style-name="P117"><text:span text:style-name="T521">w</text:span><text:span text:style-name="T504">ith an </text:span><text:span text:style-name="T506">⌞aptitude⌝: </text:span><text:span text:style-name="T598">⊞⌊</text:span><text:span text:style-name="T599">Nu</text:span><text:span text:style-name="T600">r</text:span><text:span text:style-name="T599">ture⌋</text:span><text:span text:style-name="T504">. </text:span></text:p>
        </text:list-item>
        <text:list-item>
          <text:p text:style-name="P118"><text:span text:style-name="T521">w</text:span><text:span text:style-name="T507">ith a number: </text:span><text:span text:style-name="T598">⊞⌊</text:span><text:span text:style-name="T599">−</text:span><text:span text:style-name="T601">1⌋</text:span><text:span text:style-name="T507"> or </text:span><text:span text:style-name="T598">⊞⌊</text:span><text:span text:style-name="T604">+</text:span><text:span text:style-name="T601">0⌋</text:span><text:span text:style-name="T507">.</text:span></text:p>
        </text:list-item>
        <text:list-item>
          <text:p text:style-name="P118"><text:span text:style-name="T521">w</text:span><text:span text:style-name="T513">ith </text:span><text:span text:style-name="T522">a </text:span><text:span text:style-name="T602">⌊</text:span><text:span text:style-name="T603">special term⌋</text:span><text:span text:style-name="T522"> </text:span><text:span text:style-name="T524">defined</text:span><text:span text:style-name="T525"> </text:span><text:span text:style-name="T530">in </text:span><text:span text:style-name="T531">a</text:span><text:span text:style-name="T526"> </text:span><text:span text:style-name="T527">move’</text:span><text:span text:style-name="T523">s</text:span><text:span text:style-name="T527"> </text:span><text:span text:style-name="T528">text.</text:span></text:p>
        </text:list-item>
      </text:list>
      <text:p text:style-name="P86"/>
      <text:p text:style-name="P40"><text:span text:style-name="T581">Sum the </text:span><text:span text:style-name="T595">⌊</text:span><text:span text:style-name="T596">enclosed text </text:span><text:span text:style-name="T597">value</text:span><text:span text:style-name="T595">⌋</text:span><text:span text:style-name="T581"> </text:span><text:span text:style-name="T588">plus</text:span><text:span text:style-name="T581"> any </text:span><text:span text:style-name="T582">bonuses or penalties</text:span><text:span text:style-name="T581"> the GM or a move may </text:span><text:span text:style-name="T587">tell you about</text:span><text:span text:style-name="T581">. </text:span><text:span text:style-name="T585">M</text:span><text:span text:style-name="T584">ind </text:span><text:span text:style-name="T586">any negative </text:span><text:span text:style-name="T584">signs.</text:span><text:span text:style-name="T581"> </text:span><text:span text:style-name="T585">T</text:span><text:span text:style-name="T581">hen cap </text:span><text:span text:style-name="T583">the</text:span><text:span text:style-name="T581"> </text:span><text:span text:style-name="T595">⌊</text:span><text:span text:style-name="T594">total</text:span><text:span text:style-name="T595">⌋</text:span><text:span text:style-name="T581"> at ±3.</text:span></text:p>
      <text:p text:style-name="P107"/>
      <text:p text:style-name="P59"><text:span text:style-name="T537">R</text:span><text:span text:style-name="T507">oll </text:span><text:span text:style-name="T549">⌊2d6 </text:span><text:span text:style-name="T553">+ </text:span><text:span text:style-name="T551">total</text:span><text:span text:style-name="T553">⌋</text:span><text:span text:style-name="T508"> </text:span><text:span text:style-name="T538">and </text:span><text:span text:style-name="T608">⌞read the dice⌝</text:span><text:span text:style-name="T539">.</text:span></text:p>
      <text:p text:style-name="P108"/>
      <text:p text:style-name="P39"><text:span text:style-name="T573">U</text:span><text:span text:style-name="T574">nless </text:span><text:span text:style-name="T579">stated </text:span><text:span text:style-name="T574">otherwise,</text:span><text:span text:style-name="T575"> </text:span><text:span text:style-name="T576">the </text:span><text:span text:style-name="T578">effect</text:span><text:span text:style-name="T576"> of your roll is described by the next momentum icons </text:span><text:span text:style-name="T579">(</text:span><text:span text:style-name="T593">🡕🡒🡖🡓</text:span><text:span text:style-name="T579">)</text:span><text:span text:style-name="T576">.</text:span></text:p>
      <text:p text:style-name="P105"/>
      <text:p text:style-name="P44"><text:span text:style-name="T694">Alternate rolls ►</text:span><text:span text:style-name="T55"> </text:span><text:span text:style-name="T178">If a move says</text:span><text:span text:style-name="T161"> “</text:span><text:span text:style-name="T272">⊞</text:span><text:span text:style-name="T276">⌊</text:span><text:span text:style-name="T273">something </text:span><text:span text:style-name="T274">weird</text:span><text:span text:style-name="T276">⌋</text:span><text:span text:style-name="T274"> </text:span><text:span text:style-name="T347">for another move”, </text:span><text:span text:style-name="T348">use th</text:span><text:span text:style-name="T349">e weird</text:span><text:span text:style-name="T348"> roll </text:span><text:span text:style-name="T350">in the child move </text:span><text:span text:style-name="T348">instead of whatever the normal rol</text:span><text:span text:style-name="T350">l </text:span><text:span text:style-name="T351">is. </text:span><text:span text:style-name="T361">M</text:span><text:span text:style-name="T352">odifiers apply normally.</text:span></text:p>
      <text:p text:style-name="P106"/>
      <text:p text:style-name="P38"><text:span text:style-name="T547">Low/Zero Effect ►</text:span><text:span text:style-name="T480"> </text:span><text:span text:style-name="T452">When you’re describing </text:span><text:span text:style-name="T481">how you make </text:span><text:span text:style-name="T452">a ⌞</text:span><text:span text:style-name="T500">story</text:span><text:span text:style-name="T452"> move⌝, the GM might </text:span><text:span text:style-name="T488">say</text:span><text:span text:style-name="T452"> you’</text:span><text:span text:style-name="T486">ll have </text:span><text:span text:style-name="T452">Low</text:span><text:span text:style-name="T455"> </text:span><text:span text:style-name="T519">Effect </text:span><text:span text:style-name="T518">or </text:span><text:span text:style-name="T452">Zero Effect. </text:span><text:span text:style-name="T568">This means even </text:span><text:span text:style-name="T577">on</text:span><text:span text:style-name="T570"> </text:span><text:span text:style-name="T590">🡕🡒</text:span><text:span text:style-name="T690">,</text:span><text:span text:style-name="T568"> you </text:span><text:span text:style-name="T569">won’t </text:span><text:span text:style-name="T568">get (all of) what you want.</text:span></text:p>
      <text:p text:style-name="P109"/>
      <text:p text:style-name="P10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7"><text:span text:style-name="T379">About</text:span><text:span text:style-name="T378"> ► </text:span><text:span text:style-name="T363">Mutagen⌬ </text:span><text:span text:style-name="T364">RPG Engine</text:span><text:span text:style-name="T363"> </text:span><text:span text:style-name="T377">⌊mutagenrpg.com⌋</text:span></text:p>
            <text:p text:style-name="P88"><text:span text:style-name="T711">©</text:span><text:span text:style-name="T712"> 2021 Aubrey R. Jones</text:span><text:span text:style-name="T706"> 🄯 </text:span><text:span text:style-name="T707">CC-</text:span><text:span text:style-name="T708">BY</text:span><text:span text:style-name="T709">-SA </text:span><text:span text:style-name="T710">4.0</text:span></text:p>
          </table:table-cell>
        </table:table-row>
      </table:table>
      <text:p text:style-name="P49"><text:span text:style-name="T275">⚠</text:span><text:span text:style-name="T353">Critical </text:span><text:span text:style-name="T354">Concept</text:span><text:span text:style-name="T275">⚠</text:span></text:p>
      <text:p text:style-name="P42"><text:span text:style-name="T591">S</text:span><text:span text:style-name="T589">tory </text:span><text:span text:style-name="T592">m</text:span><text:span text:style-name="T589">oves</text:span><text:span text:style-name="T541"> ►</text:span><text:span text:style-name="T431"> </text:span><text:span text:style-name="T483">Story ⌞moves⌝ </text:span><text:span text:style-name="T484">decide</text:span><text:span text:style-name="T483"> what happens next when you </text:span><text:span text:style-name="T485">act in the face of </text:span><text:span text:style-name="T483">conflict, risk, or adversity </text:span><text:span text:style-name="T485">to get what you want</text:span><text:span text:style-name="T483">. </text:span><text:span text:style-name="T462">The</text:span><text:span text:style-name="T464">y </text:span><text:span text:style-name="T465">serve the same purpose as </text:span><text:span text:style-name="T466">system</text:span><text:span text:style-name="T465"> rules in </text:span><text:span text:style-name="T467">other </text:span><text:span text:style-name="T465">games, but in a </text:span><text:span text:style-name="T469">flexible</text:span><text:span text:style-name="T465"> way that puts the</text:span><text:span text:style-name="T462"> fiction first</text:span><text:span text:style-name="T463">. </text:span><text:span text:style-name="T468">They answer “okay, </text:span><text:span text:style-name="T470">so </text:span><text:span text:style-name="T468">what happens </text:span><text:span text:style-name="T517">then</text:span><text:span text:style-name="T468">?”</text:span></text:p>
      <text:p text:style-name="P48"/>
      <text:p text:style-name="P43"><text:span text:style-name="T558">Most moves </text:span><text:span text:style-name="T560">flatly </text:span><text:span text:style-name="T558">describe something you can do, but they </text:span><text:span text:style-name="T559">don’t address why you’re doing it, what you hope to </text:span><text:span text:style-name="T566">ultimately </text:span><text:span text:style-name="T559">achieve. </text:span><text:span text:style-name="T558">A metaphor: you slam on the brakes </text:span><text:span text:style-name="T567">while</text:span><text:span text:style-name="T564"> </text:span><text:span text:style-name="T558">you're driving, but are you </text:span><text:span text:style-name="T565">trying</text:span><text:span text:style-name="T558"> to </text:span><text:span text:style-name="T554">avoid</text:span><text:span text:style-name="T558"> or to </text:span><text:span text:style-name="T554">cause</text:span><text:span text:style-name="T558"> a collision? </text:span><text:span text:style-name="T561">Another: you fence with the Du</text:span><text:span text:style-name="T562">chess,</text:span><text:span text:style-name="T561"> but are you trying to </text:span><text:span text:style-name="T555">kill</text:span><text:span text:style-name="T561"> or </text:span><text:span text:style-name="T563">to</text:span><text:span text:style-name="T561"> </text:span><text:span text:style-name="T555">teach</text:span><text:span text:style-name="T561"> h</text:span><text:span text:style-name="T562">er</text:span><text:span text:style-name="T561">?</text:span></text:p>
      <text:p text:style-name="P50"/>
      <text:p text:style-name="P54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46">less</text:span><text:span text:style-name="T64"> important than the part about</text:span><text:span text:style-name="T647"> </text:span><text:span text:style-name="T658">your </text:span><text:span text:style-name="T623">intent</text:span><text:span text:style-name="T658">.</text:span></text:p>
      <text:p text:style-name="P51"/>
      <text:p text:style-name="P55"><text:span text:style-name="T647">There aren’t many </text:span><text:span text:style-name="T650">story moves</text:span><text:span text:style-name="T651">; </text:span><text:span text:style-name="T652">they’re</text:span><text:span text:style-name="T647"> </text:span><text:span text:style-name="T653">mostly in the</text:span><text:span text:style-name="T647"> Common playbook. I intend them to be </text:span><text:span text:style-name="T654">fairly universal</text:span><text:span text:style-name="T647">. </text:span><text:span text:style-name="T657">P</text:span><text:span text:style-name="T655">lease </text:span><text:span text:style-name="T647">think metaphorically when applying them to weird situations.</text:span></text:p>
      <text:p text:style-name="P53"/>
      <text:p text:style-name="P56"><text:span text:style-name="T259">Make</text:span><text:span text:style-name="T260"> </text:span><text:span text:style-name="T261">a </text:span><text:span text:style-name="T260">story move</text:span><text:span text:style-name="T3"> ► </text:span><text:span text:style-name="T20">When you make a </text:span><text:span text:style-name="T277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90"/>
      <text:p text:style-name="P57"><text:span text:style-name="T231">If no other move is saying what to roll with, d</text:span><text:span text:style-name="T104">ecide</text:span><text:span text:style-name="T73"> </text:span><text:span text:style-name="T232">if your </text:span><text:span text:style-name="T233">action </text:span><text:span text:style-name="T232">description depends </text:span><text:span text:style-name="T632">logically and </text:span><text:span text:style-name="T622">primarily</text:span><text:span text:style-name="T232"> on </text:span><text:span text:style-name="T603">⌊</text:span><text:span text:style-name="T16">an</text:span><text:span text:style-name="T4">y</text:span><text:span text:style-name="T16"> </text:span><text:span text:style-name="T17">appropriate </text:span><text:span text:style-name="T232">⌞</text:span><text:span text:style-name="T16">aptitude</text:span><text:span text:style-name="T232">⌝</text:span><text:span text:style-name="T603">⌋</text:span><text:span text:style-name="T232"> you’ve got. </text:span><text:span text:style-name="T234">U</text:span><text:span text:style-name="T72">se common sense </text:span><text:span text:style-name="T146">and talk </text:span><text:span text:style-name="T235">as a table.</text:span></text:p>
      <text:p text:style-name="P116"/>
      <text:p text:style-name="P61"><text:span text:style-name="T6">⊞</text:span><text:span text:style-name="T603">⌊</text:span><text:span text:style-name="T18">A</text:span><text:span text:style-name="T19">ny </text:span><text:span text:style-name="T7">appropriate </text:span><text:span text:style-name="T6">aptitude</text:span><text:span text:style-name="T603">⌋</text:span><text:span text:style-name="T145">;</text:span><text:span text:style-name="T236"> </text:span><text:span text:style-name="T633">or</text:span><text:span text:style-name="T236"> </text:span><text:span text:style-name="T6">⊞</text:span><text:span text:style-name="T603">⌊</text:span><text:span text:style-name="T6">−1</text:span><text:span text:style-name="T603">⌋</text:span><text:span text:style-name="T145"> </text:span><text:span text:style-name="T236">if you don’t have one that applies.</text:span></text:p>
      <text:p text:style-name="P91"/>
      <text:p text:style-name="P58"><text:span text:style-name="T74">The GM playbook has stuff</text:span><text:span text:style-name="T20"> about what might happen for each story move, but </text:span><text:span text:style-name="T85">the</text:span><text:span text:style-name="T162">y </text:span><text:span text:style-name="T163">share </text:span><text:span text:style-name="T162">this formula:</text:span></text:p>
      <text:p text:style-name="P52"/>
      <text:p text:style-name="P65"><text:span text:style-name="T429">🡕</text:span><text:span text:style-name="T380"> </text:span><text:span text:style-name="T382">Y</text:span><text:span text:style-name="T380">ou </text:span><text:span text:style-name="T423">get what you want</text:span><text:span text:style-name="T380"> </text:span><text:span text:style-name="T409">with </text:span><text:span text:style-name="T410">an</text:span><text:span text:style-name="T380"> </text:span><text:span text:style-name="T408">unexpected benefit</text:span><text:span text:style-name="T399">.</text:span></text:p>
      <text:p text:style-name="P62"><text:span text:style-name="T619">🡒</text:span><text:span text:style-name="T381"> </text:span><text:span text:style-name="T382">Y</text:span><text:span text:style-name="T381">ou </text:span><text:span text:style-name="T424">get basically what you want.</text:span></text:p>
      <text:p text:style-name="P63"><text:span text:style-name="T429">🡖</text:span><text:span text:style-name="T380"> </text:span><text:span text:style-name="T382">Y</text:span><text:span text:style-name="T380">ou </text:span><text:span text:style-name="T425">get what you want, but </text:span><text:span text:style-name="T380">there’s some trade-off, consequence, or complication.</text:span></text:p>
      <text:p text:style-name="P64"><text:span text:style-name="T541">🡓</text:span><text:span text:style-name="T450"> </text:span><text:span text:style-name="T451">It might not be your fault, but you </text:span><text:span text:style-name="T514">don’t get what you want—or you </text:span><text:span text:style-name="T515">do </text:span><text:span text:style-name="T514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⌬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3T10:50:21.075321516</dc:date>
    <meta:editing-duration>P24DT2H6M12S</meta:editing-duration>
    <meta:editing-cycles>4328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16" meta:character-count="11521" meta:non-whitespace-character-count="9496"/>
  </office:meta>
</office:document-meta>
</file>